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18.616cm" fo:margin-left="-0.624cm" table:align="left"/>
    </style:style>
    <style:style style:name="Table1.A" style:family="table-column">
      <style:table-column-properties style:column-width="6.826cm"/>
    </style:style>
    <style:style style:name="Table1.B" style:family="table-column">
      <style:table-column-properties style:column-width="11.7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463cm" table:align="margins"/>
    </style:style>
    <style:style style:name="Table2.A" style:family="table-column">
      <style:table-column-properties style:column-width="4.366cm" style:rel-column-width="16383*"/>
    </style:style>
    <style:style style:name="Table2.B" style:family="table-column">
      <style:table-column-properties style:column-width="1.826cm" style:rel-column-width="6851*"/>
    </style:style>
    <style:style style:name="Table2.C" style:family="table-column">
      <style:table-column-properties style:column-width="5.556cm" style:rel-column-width="20852*"/>
    </style:style>
    <style:style style:name="Table2.D" style:family="table-column">
      <style:table-column-properties style:column-width="5.715cm" style:rel-column-width="2144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style:min-row-height="1.436cm"/>
    </style:style>
    <style:style style:name="Table2.A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0.05pt solid #000000" fo:border-top="none" fo:border-bottom="0.05pt solid #000000"/>
    </style:style>
    <style:style style:name="Table2.3" style:family="table-row">
      <style:table-row-properties style:min-row-height="0.847cm"/>
    </style:style>
    <style:style style:name="Table2.6" style:family="table-row">
      <style:table-row-properties style:min-row-height="1.245cm"/>
    </style:style>
    <style:style style:name="Table2.10" style:family="table-row">
      <style:table-row-properties style:min-row-height="0.808cm"/>
    </style:style>
    <style:style style:name="P1" style:family="paragraph" style:parent-style-name="Standard">
      <style:text-properties fo:color="#800000" style:font-name="sans-serif" fo:font-size="18pt" style:font-size-asian="18pt" style:font-size-complex="18pt"/>
    </style:style>
    <style:style style:name="P2" style:family="paragraph" style:parent-style-name="Standard">
      <style:text-properties fo:color="#800000" style:font-name="sans-serif" fo:font-size="14pt" style:font-size-asian="14pt" style:font-size-complex="14pt"/>
    </style:style>
    <style:style style:name="P3" style:family="paragraph" style:parent-style-name="Standard">
      <style:text-properties fo:color="#800000" style:font-name="sans-serif" fo:font-size="10.5pt" style:font-size-asian="10.5pt" style:font-size-complex="10.5pt"/>
    </style:style>
    <style:style style:name="P4" style:family="paragraph" style:parent-style-name="Standard">
      <style:text-properties fo:color="#000000" style:font-name="sans-serif" fo:font-size="13pt" style:font-size-asian="13pt" style:font-size-complex="13pt"/>
    </style:style>
    <style:style style:name="P5" style:family="paragraph" style:parent-style-name="Standard">
      <style:text-properties fo:color="#000000" style:font-name="sans-serif" fo:font-size="10.5pt" style:font-size-asian="10.5pt" style:font-size-complex="10.5pt"/>
    </style:style>
    <style:style style:name="P6" style:family="paragraph" style:parent-style-name="Standard">
      <style:text-properties fo:color="#000000" style:font-name="sans-serif" fo:font-size="10.5pt" officeooo:rsid="000941cc" officeooo:paragraph-rsid="000941cc" style:font-size-asian="10.5pt" style:font-size-complex="10.5pt"/>
    </style:style>
    <style:style style:name="P7" style:family="paragraph" style:parent-style-name="Standard">
      <style:text-properties fo:color="#000000" style:font-name="sans-serif" fo:font-size="10.5pt" officeooo:rsid="000941cc" officeooo:paragraph-rsid="000a5484" style:font-size-asian="10.5pt" style:font-size-complex="10.5pt"/>
    </style:style>
    <style:style style:name="P8" style:family="paragraph" style:parent-style-name="Standard">
      <style:text-properties fo:color="#000000" style:font-name="sans-serif" fo:font-size="10.5pt" officeooo:rsid="000a5484" officeooo:paragraph-rsid="000a5484" style:font-size-asian="10.5pt" style:font-size-complex="10.5pt"/>
    </style:style>
    <style:style style:name="P9" style:family="paragraph" style:parent-style-name="Standard">
      <style:paragraph-properties fo:text-align="center" style:justify-single-word="false"/>
      <style:text-properties fo:color="#000000" style:font-name="sans-serif" fo:font-size="10.5pt" officeooo:rsid="000a5484" officeooo:paragraph-rsid="000d32ff" style:font-size-asian="10.5pt" style:font-size-complex="10.5pt"/>
    </style:style>
    <style:style style:name="P10" style:family="paragraph" style:parent-style-name="Standard">
      <style:text-properties fo:color="#000000" style:font-name="sans-serif" fo:font-size="10.5pt" officeooo:rsid="000d32ff" officeooo:paragraph-rsid="000d32ff" style:font-size-asian="10.5pt" style:font-size-complex="10.5pt"/>
    </style:style>
    <style:style style:name="P11" style:family="paragraph" style:parent-style-name="Standard">
      <style:text-properties fo:color="#000000" style:font-name="sans-serif" fo:font-size="10.5pt" officeooo:paragraph-rsid="00101baa" style:font-size-asian="10.5pt" style:font-size-complex="10.5pt"/>
    </style:style>
    <style:style style:name="P12" style:family="paragraph" style:parent-style-name="Standard">
      <style:paragraph-properties fo:text-align="center" style:justify-single-word="false"/>
      <style:text-properties fo:color="#000000" style:font-name="sans-serif" fo:font-size="10.5pt" fo:font-style="normal" officeooo:rsid="000a5484" officeooo:paragraph-rsid="000a5484" style:font-size-asian="10.5pt" style:font-style-asian="normal" style:font-size-complex="10.5pt" style:font-style-complex="normal"/>
    </style:style>
    <style:style style:name="P13" style:family="paragraph" style:parent-style-name="Standard">
      <style:paragraph-properties fo:text-align="center" style:justify-single-word="false"/>
      <style:text-properties fo:color="#000000" style:font-name="sans-serif" fo:font-size="10.5pt" fo:font-style="normal" officeooo:rsid="000a5484" officeooo:paragraph-rsid="000d32ff" style:font-size-asian="10.5pt" style:font-style-asian="normal" style:font-size-complex="10.5pt" style:font-style-complex="normal"/>
    </style:style>
    <style:style style:name="P14" style:family="paragraph" style:parent-style-name="Standard">
      <style:text-properties fo:color="#000000" style:font-name="sans-serif" fo:font-size="10.5pt" fo:font-style="normal" officeooo:rsid="000a5484" officeooo:paragraph-rsid="000a5484" style:font-size-asian="10.5pt" style:font-style-asian="normal" style:font-size-complex="10.5pt" style:font-style-complex="normal"/>
    </style:style>
    <style:style style:name="P15" style:family="paragraph" style:parent-style-name="Standard">
      <style:paragraph-properties fo:text-align="center" style:justify-single-word="false"/>
      <style:text-properties fo:color="#000000" style:font-name="sans-serif" fo:font-size="10.5pt" fo:font-style="normal" officeooo:rsid="000b725e" officeooo:paragraph-rsid="000d32ff" style:font-size-asian="10.5pt" style:font-style-asian="normal" style:font-size-complex="10.5pt" style:font-style-complex="normal"/>
    </style:style>
    <style:style style:name="P16" style:family="paragraph" style:parent-style-name="Standard">
      <style:text-properties fo:color="#000000" style:font-name="sans-serif" fo:font-size="10.5pt" fo:font-style="normal" style:text-underline-style="none" style:font-size-asian="10.5pt" style:font-style-asian="normal" style:font-size-complex="10.5pt" style:font-style-complex="normal"/>
    </style:style>
    <style:style style:name="P17" style:family="paragraph" style:parent-style-name="Standard">
      <style:text-properties fo:color="#000000" style:font-name="sans-serif" fo:font-size="10.5pt" fo:font-style="normal" style:text-underline-style="none" officeooo:rsid="000941cc" officeooo:paragraph-rsid="000941cc" style:font-size-asian="10.5pt" style:font-style-asian="normal" style:font-size-complex="10.5pt" style:font-style-complex="normal"/>
    </style:style>
    <style:style style:name="P18" style:family="paragraph" style:parent-style-name="Standard">
      <style:text-properties fo:color="#000000" style:font-name="sans-serif" fo:font-size="10.5pt" officeooo:paragraph-rsid="00101baa"/>
    </style:style>
    <style:style style:name="P19" style:family="paragraph" style:parent-style-name="Standard">
      <style:text-properties fo:color="#000000" style:font-name="sans-serif" fo:font-size="10.5pt" officeooo:rsid="00105f7d" officeooo:paragraph-rsid="00105f7d" style:font-size-asian="13pt" style:font-size-complex="13pt"/>
    </style:style>
    <style:style style:name="P20" style:family="paragraph" style:parent-style-name="Standard">
      <style:text-properties fo:color="#000000" style:font-name="sans-serif" fo:font-size="10.5pt" style:text-underline-style="none" style:font-size-asian="10.5pt" style:font-size-complex="10.5pt"/>
    </style:style>
    <style:style style:name="P21" style:family="paragraph" style:parent-style-name="Standard">
      <style:text-properties fo:color="#000000" style:font-name="sans-serif" fo:font-size="12pt" style:font-size-asian="10.5pt" style:font-size-complex="12pt"/>
    </style:style>
    <style:style style:name="P22" style:family="paragraph" style:parent-style-name="Standard">
      <style:paragraph-properties fo:text-align="start" style:justify-single-word="false" style:text-autospace="none"/>
      <style:text-properties fo:color="#000000" style:font-name="SimSun" fo:font-size="10.5pt" style:font-name-asian="CMSLTT10" style:font-size-asian="10.5pt" style:font-name-complex="CMSLTT10" style:font-size-complex="10.5pt"/>
    </style:style>
    <style:style style:name="P23" style:family="paragraph" style:parent-style-name="Standard">
      <style:paragraph-properties style:text-autospace="none"/>
      <style:text-properties fo:color="#000000" style:font-name="SimSun" fo:font-size="10.5pt" style:font-size-asian="10.5pt" style:font-size-complex="10.5pt"/>
    </style:style>
    <style:style style:name="P24" style:family="paragraph" style:parent-style-name="Standard">
      <style:text-properties style:font-name="sans-serif"/>
    </style:style>
    <style:style style:name="P25" style:family="paragraph" style:parent-style-name="Standard">
      <style:text-properties style:font-name="sans-serif" fo:font-size="18pt" style:font-size-asian="18pt" style:font-size-complex="18pt"/>
    </style:style>
    <style:style style:name="P26" style:family="paragraph" style:parent-style-name="Standard">
      <style:text-properties style:font-name="sans-serif" fo:font-size="14pt" style:font-size-asian="12.25pt" style:font-size-complex="14pt"/>
    </style:style>
    <style:style style:name="P27" style:family="paragraph" style:parent-style-name="Standard">
      <style:text-properties style:font-name="sans-serif" fo:font-size="10.5pt" style:font-size-asian="10.5pt" style:font-size-complex="10.5pt"/>
    </style:style>
    <style:style style:name="P28" style:family="paragraph" style:parent-style-name="Standard">
      <style:text-properties style:font-name="sans-serif" fo:font-size="10.5pt" style:font-size-asian="9.14999961853027pt" style:font-size-complex="10.5pt"/>
    </style:style>
    <style:style style:name="P29" style:family="paragraph" style:parent-style-name="Standard">
      <style:text-properties fo:color="#ff0066" style:font-name="sans-serif" fo:font-size="13pt" style:font-size-asian="13pt" style:font-size-complex="13pt"/>
    </style:style>
    <style:style style:name="P30" style:family="paragraph" style:parent-style-name="Standard">
      <style:text-properties fo:color="#ff0066" style:font-name="sans-serif" fo:font-size="13pt" officeooo:paragraph-rsid="000d32ff" style:font-size-asian="13pt" style:font-size-complex="13pt"/>
    </style:style>
    <style:style style:name="P31" style:family="paragraph" style:parent-style-name="Standard">
      <style:text-properties fo:color="#ff0066" style:font-name="sans-serif" fo:font-size="13pt" officeooo:paragraph-rsid="00101baa" style:font-size-asian="13pt" style:font-size-complex="13pt"/>
    </style:style>
    <style:style style:name="P32" style:family="paragraph" style:parent-style-name="Standard">
      <style:text-properties fo:color="#ff0066" style:font-name="sans-serif" fo:font-size="13pt" officeooo:rsid="000958fa" style:font-size-asian="13pt" style:font-size-complex="13pt"/>
    </style:style>
    <style:style style:name="P33" style:family="paragraph" style:parent-style-name="Standard">
      <style:text-properties fo:color="#ff0066" style:font-name="sans-serif" fo:font-size="13pt" officeooo:paragraph-rsid="000941cc" style:font-size-asian="13pt" style:font-size-complex="13pt"/>
    </style:style>
    <style:style style:name="P34" style:family="paragraph" style:parent-style-name="Standard">
      <style:paragraph-properties fo:text-align="center" style:justify-single-word="false"/>
      <style:text-properties fo:color="#ff0066" style:font-name="sans-serif" fo:font-size="13pt" officeooo:paragraph-rsid="000d32ff" style:font-size-asian="13pt" style:font-size-complex="13pt"/>
    </style:style>
    <style:style style:name="P35" style:family="paragraph" style:parent-style-name="Standard">
      <style:text-properties fo:font-variant="normal" fo:text-transform="none" fo:color="#252525" style:font-name="sans-serif" fo:font-size="10.5pt" fo:letter-spacing="normal" fo:font-style="normal" fo:font-weight="normal"/>
    </style:style>
    <style:style style:name="P36" style:family="paragraph" style:parent-style-name="Standard">
      <style:text-properties fo:font-variant="normal" fo:text-transform="none" fo:color="#252525" style:font-name="sans-serif" fo:font-size="10.5pt" fo:letter-spacing="normal" fo:font-style="normal" fo:font-weight="normal" style:font-size-asian="12.25pt" style:font-size-complex="14pt"/>
    </style:style>
    <style:style style:name="P37" style:family="paragraph" style:parent-style-name="Standard">
      <style:text-properties fo:font-variant="normal" fo:text-transform="none" fo:color="#252525" style:font-name="sans-serif" fo:font-size="10.5pt" fo:letter-spacing="normal" fo:font-style="normal" fo:font-weight="normal" officeooo:paragraph-rsid="001422a5" style:font-size-asian="12.25pt" style:font-size-complex="14pt"/>
    </style:style>
    <style:style style:name="P38" style:family="paragraph" style:parent-style-name="Standard">
      <style:text-properties fo:font-variant="normal" fo:text-transform="none" fo:color="#252525" style:font-name="sans-serif" fo:font-size="10.5pt" fo:letter-spacing="normal" fo:font-style="normal" fo:font-weight="normal" style:font-size-asian="18pt" style:font-size-complex="18pt"/>
    </style:style>
    <style:style style:name="P39"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40"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41" style:family="paragraph" style:parent-style-name="Standard">
      <style:text-properties fo:font-variant="normal" fo:text-transform="none" fo:color="#252525" style:font-name="sans-serif" fo:font-size="10.5pt" fo:letter-spacing="normal" fo:font-style="normal" fo:font-weight="normal" style:font-name-asian="CMSLTT10" style:font-size-asian="18pt" style:font-name-complex="CMSLTT10" style:font-size-complex="18pt"/>
    </style:style>
    <style:style style:name="P42" style:family="paragraph" style:parent-style-name="Standard">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43"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44"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45" style:family="paragraph" style:parent-style-name="Standard">
      <style:text-properties fo:font-variant="normal" fo:text-transform="none" fo:color="#252525" style:font-name="sans-serif" fo:font-size="10.5pt" fo:letter-spacing="normal" fo:font-style="normal" fo:font-weight="normal" officeooo:paragraph-rsid="0011e56c"/>
    </style:style>
    <style:style style:name="P46" style:family="paragraph" style:parent-style-name="Standard">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47" style:family="paragraph" style:parent-style-name="Standard">
      <style:text-properties fo:font-variant="normal" fo:text-transform="none" fo:color="#252525" style:font-name="SimSun" fo:font-size="10pt" fo:letter-spacing="normal" fo:font-style="normal" fo:font-weight="normal" style:font-name-asian="CMSLTT10" style:font-size-asian="10pt" style:font-name-complex="CMSLTT10" style:font-size-complex="10pt"/>
    </style:style>
    <style:style style:name="P48" style:family="paragraph" style:parent-style-name="Standard">
      <style:paragraph-properties fo:text-align="center" style:justify-single-word="false"/>
      <style:text-properties fo:font-variant="normal" fo:text-transform="none" fo:color="#252525" style:font-name="SimSun" fo:font-size="10.5pt" fo:letter-spacing="normal" fo:font-style="normal" fo:font-weight="normal" style:font-name-asian="CMSLTT10" style:font-size-asian="10.5pt" style:font-name-complex="CMSLTT10" style:font-size-complex="10.5pt"/>
    </style:style>
    <style:style style:name="P49" style:family="paragraph" style:parent-style-name="Standard">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50" style:family="paragraph" style:parent-style-name="Standard">
      <style:text-properties fo:font-variant="normal" fo:text-transform="none" fo:color="#000000" style:font-name="sans-serif" fo:font-size="10.5pt" fo:letter-spacing="normal" fo:font-style="normal" fo:font-weight="normal" officeooo:rsid="001535ef" officeooo:paragraph-rsid="001535ef" style:font-size-asian="10.5pt" style:font-style-asian="normal" style:font-size-complex="10.5pt" style:font-style-complex="normal"/>
    </style:style>
    <style:style style:name="P51" style:family="paragraph" style:parent-style-name="Standard">
      <style:text-properties fo:font-variant="normal" fo:text-transform="none" fo:color="#000000" style:font-name="sans-serif" fo:font-size="10.5pt" fo:letter-spacing="normal" fo:font-style="normal" fo:font-weight="normal" officeooo:rsid="00105f7d" officeooo:paragraph-rsid="0011e56c" style:font-size-asian="10.5pt" style:font-size-complex="10.5pt"/>
    </style:style>
    <style:style style:name="P52" style:family="paragraph" style:parent-style-name="Standard">
      <style:text-properties fo:font-variant="normal" fo:text-transform="none" fo:color="#000000" style:font-name="sans-serif" fo:font-size="18pt" fo:letter-spacing="normal" fo:font-style="normal" fo:font-weight="normal" officeooo:rsid="00101baa" officeooo:paragraph-rsid="001de8a7" style:font-size-asian="18pt" style:font-size-complex="18pt"/>
    </style:style>
    <style:style style:name="P53" style:family="paragraph" style:parent-style-name="Standard">
      <style:text-properties fo:font-variant="normal" fo:text-transform="none" fo:color="#000000" style:font-name="SimSun" fo:font-size="10.5pt" fo:letter-spacing="normal" fo:font-style="normal" fo:font-weight="normal" style:font-name-asian="CMSLTT10" style:font-size-asian="10.5pt" style:font-name-complex="CMSLTT10" style:font-size-complex="10.5pt"/>
    </style:style>
    <style:style style:name="P54" style:family="paragraph" style:parent-style-name="Standard">
      <style:text-properties fo:font-variant="normal" fo:text-transform="none" fo:color="#191970" style:font-name="SimSun" fo:font-size="9pt" fo:letter-spacing="normal" fo:font-style="normal" fo:font-weight="normal" style:font-name-asian="CMSLTT10" style:font-size-asian="9pt" style:font-style-asian="normal" style:font-name-complex="CMSLTT10" style:font-size-complex="9pt" style:font-style-complex="normal"/>
    </style:style>
    <style:style style:name="P55" style:family="paragraph" style:parent-style-name="Standard">
      <style:text-properties fo:color="#ff0000" style:font-name="sans-serif" fo:font-size="12pt" style:font-size-asian="12pt" style:font-size-complex="12pt"/>
    </style:style>
    <style:style style:name="P56" style:family="paragraph" style:parent-style-name="Standard">
      <style:text-properties fo:color="#1f1f1f" style:font-name="SimSun" fo:font-size="10.5pt" style:font-size-asian="10.5pt" style:font-size-complex="10.5pt"/>
    </style:style>
    <style:style style:name="P57" style:family="paragraph" style:parent-style-name="Standard">
      <style:text-properties fo:color="#1f1f1f" style:text-line-through-style="none" style:text-line-through-type="none" style:font-name="SimSun" fo:font-size="10.5pt" style:text-underline-style="none" style:font-name-asian="Courier New" style:font-size-asian="10.5pt" style:font-name-complex="Courier New" style:font-size-complex="10.5pt"/>
    </style:style>
    <style:style style:name="P58" style:family="paragraph" style:parent-style-name="Standard">
      <style:text-properties fo:color="#1f1f1f" style:text-line-through-style="none" style:text-line-through-type="none" style:font-name="sans-serif" fo:font-size="10.5pt" style:text-underline-style="none" style:font-name-asian="Courier New" style:font-size-asian="10.5pt" style:font-name-complex="Courier New" style:font-size-complex="10.5pt"/>
    </style:style>
    <style:style style:name="P59" style:family="paragraph" style:parent-style-name="Standard">
      <style:text-properties fo:color="#252525" style:font-name="sans-serif" fo:font-size="10.5pt" style:font-size-asian="18pt" style:font-size-complex="18pt"/>
    </style:style>
    <style:style style:name="P60" style:family="paragraph" style:parent-style-name="Standard">
      <style:paragraph-properties fo:text-align="start" style:justify-single-word="false"/>
      <style:text-properties fo:color="#252525" style:font-name="CMSLTT10" fo:font-size="10pt" style:font-name-asian="CMSLTT10" style:font-size-asian="10pt" style:font-name-complex="CMSLTT10" style:font-size-complex="10pt"/>
    </style:style>
    <style:style style:name="P61" style:family="paragraph" style:parent-style-name="Standard">
      <style:paragraph-properties fo:text-align="start" style:justify-single-word="false" style:text-autospace="none"/>
      <style:text-properties style:font-name="SimSun" fo:font-size="10pt" style:font-name-asian="CMSLTT10" style:font-size-asian="10pt" style:font-name-complex="CMSLTT10" style:font-size-complex="10pt"/>
    </style:style>
    <style:style style:name="P62" style:family="paragraph" style:parent-style-name="Standard">
      <style:text-properties fo:color="#ff3333" style:font-name="sans-serif" fo:font-size="13pt" officeooo:rsid="00105f7d" officeooo:paragraph-rsid="00105f7d" style:font-size-asian="13pt" style:font-size-complex="13pt"/>
    </style:style>
    <style:style style:name="P63" style:family="paragraph" style:parent-style-name="Standard">
      <style:text-properties officeooo:paragraph-rsid="0015d501"/>
    </style:style>
    <style:style style:name="P64" style:family="paragraph" style:parent-style-name="Table_20_Contents">
      <style:text-properties style:font-name="sans-serif" fo:font-size="11pt" style:font-size-asian="11pt" style:font-size-complex="11pt"/>
    </style:style>
    <style:style style:name="P65" style:family="paragraph" style:parent-style-name="Table_20_Contents">
      <style:paragraph-properties fo:text-align="center" style:justify-single-word="false"/>
      <style:text-properties style:font-name="sans-serif" fo:font-size="11pt" style:font-size-asian="11pt" style:font-size-complex="11pt"/>
    </style:style>
    <style:style style:name="P66" style:family="paragraph" style:parent-style-name="Table_20_Contents">
      <style:paragraph-properties fo:text-align="center" style:justify-single-word="false"/>
      <style:text-properties style:font-name="sans-serif" fo:font-size="10.5pt" officeooo:rsid="0013ca8b" officeooo:paragraph-rsid="0013ca8b" style:font-size-asian="10.5pt" style:font-size-complex="10.5pt"/>
    </style:style>
    <style:style style:name="P67" style:family="paragraph" style:parent-style-name="Table_20_Contents">
      <loext:graphic-properties draw:fill="solid" draw:fill-color="#ffffff" draw:opacity="100%"/>
      <style:paragraph-properties fo:text-align="center" style:justify-single-word="false" fo:background-color="#ffffff"/>
      <style:text-properties style:font-name="sans-serif" fo:font-size="10.5pt" officeooo:rsid="0013ca8b" officeooo:paragraph-rsid="0013ca8b" style:font-size-asian="10.5pt" style:font-size-complex="10.5pt"/>
    </style:style>
    <style:style style:name="P68" style:family="paragraph" style:parent-style-name="Table_20_Contents">
      <style:paragraph-properties fo:text-align="center" style:justify-single-word="false"/>
      <style:text-properties style:font-name="sans-serif" fo:font-size="10.5pt" officeooo:rsid="001422a5" officeooo:paragraph-rsid="001422a5" style:font-size-asian="10.5pt" style:font-size-complex="10.5pt"/>
    </style:style>
    <style:style style:name="P69"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style:font-size-asian="10.5pt" style:font-size-complex="10.5pt"/>
    </style:style>
    <style:style style:name="P70" style:family="paragraph" style:parent-style-name="Standard" style:master-page-name="">
      <style:paragraph-properties fo:margin-left="0cm" fo:margin-right="0cm" fo:text-indent="0cm" style:auto-text-indent="false" style:page-number="auto"/>
      <style:text-properties fo:color="#000000" style:font-name="sans-serif" fo:font-size="12pt" style:font-size-asian="12pt" style:font-size-complex="12pt"/>
    </style:style>
    <style:style style:name="P71" style:family="paragraph" style:parent-style-name="Standard">
      <style:paragraph-properties fo:margin-left="0cm" fo:margin-right="0cm" fo:text-indent="0cm" style:auto-text-indent="false"/>
      <style:text-properties style:font-name="sans-serif" fo:font-size="10.5pt" style:font-size-asian="9.14999961853027pt" style:font-size-complex="10.5pt"/>
    </style:style>
    <style:style style:name="P72"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style:font-size-asian="10.5pt" style:font-size-complex="10.5pt"/>
    </style:style>
    <style:style style:name="P73"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normal" style:font-size-asian="10.5pt" style:font-size-complex="10.5pt"/>
    </style:style>
    <style:style style:name="P74"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style:font-size-asian="10.5pt" style:font-size-complex="10.5pt"/>
    </style:style>
    <style:style style:name="P75"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style:font-size-asian="10pt" style:font-size-complex="10pt"/>
    </style:style>
    <style:style style:name="P76" style:family="paragraph" style:parent-style-name="Standard">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77" style:family="paragraph" style:parent-style-name="Standard" style:master-page-name="">
      <style:paragraph-properties fo:margin-left="5.08cm" fo:margin-right="0cm" fo:text-indent="-5.08cm" style:auto-text-indent="false" style:page-number="auto"/>
      <style:text-properties fo:font-variant="normal" fo:text-transform="none" fo:color="#000000" style:font-name="sans-serif" fo:font-size="10.5pt" fo:letter-spacing="normal" fo:font-style="normal" fo:font-weight="normal" officeooo:rsid="00105f7d" officeooo:paragraph-rsid="00155841" style:font-size-asian="13pt" style:font-size-complex="13pt"/>
    </style:style>
    <style:style style:name="P78" style:family="paragraph" style:parent-style-name="Standard" style:master-page-name="">
      <style:paragraph-properties fo:margin-left="3.175cm" fo:margin-right="0cm" fo:text-indent="-3.175cm" style:auto-text-indent="false" style:page-number="auto"/>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79" style:family="paragraph" style:parent-style-name="Standard">
      <style:paragraph-properties fo:margin-left="3.175cm" fo:margin-right="0cm" fo:text-indent="-3.175cm" style:auto-text-indent="false"/>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80" style:family="paragraph" style:parent-style-name="Standard">
      <style:paragraph-properties fo:margin-left="3.175cm" fo:margin-right="0cm" fo:text-indent="-3.175cm" style:auto-text-indent="false"/>
      <style:text-properties fo:font-variant="normal" fo:text-transform="none" fo:color="#000000" style:font-name="sans-serif" fo:font-size="10.5pt" fo:letter-spacing="normal" fo:font-style="normal" fo:font-weight="normal" officeooo:rsid="00199f17" officeooo:paragraph-rsid="00199f17" style:font-size-asian="10.5pt" style:font-size-complex="10.5pt"/>
    </style:style>
    <style:style style:name="P81" style:family="paragraph" style:parent-style-name="Table_20_Heading">
      <style:text-properties style:font-name="sans-serif" fo:font-size="10.5pt" officeooo:rsid="0013ca8b" officeooo:paragraph-rsid="0013ca8b" style:font-size-asian="10.5pt" style:font-size-complex="10.5pt"/>
    </style:style>
    <style:style style:name="P82" style:family="paragraph" style:parent-style-name="Standard" style:master-page-name="">
      <loext:graphic-properties draw:fill="none"/>
      <style:paragraph-properties fo:margin-left="4.2cm" fo:margin-right="0cm" fo:text-indent="-4.2cm" style:auto-text-indent="false" style:page-number="auto" fo:background-color="transparent"/>
      <style:text-properties fo:font-variant="normal" fo:text-transform="none" fo:color="#000000" style:font-name="sans-serif" fo:font-size="10.5pt" fo:letter-spacing="normal" fo:font-style="normal" fo:font-weight="normal" officeooo:rsid="002478c7" officeooo:paragraph-rsid="002478c7" style:font-size-asian="13pt" style:font-size-complex="13pt"/>
    </style:style>
    <style:style style:name="P83" style:family="paragraph" style:parent-style-name="Standard" style:master-page-name="">
      <loext:graphic-properties draw:fill="none"/>
      <style:paragraph-properties fo:margin-left="2.799cm" fo:margin-right="0cm" fo:text-indent="-2.799cm" style:auto-text-indent="false" style:page-number="auto" fo:background-color="transparent"/>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84" style:family="paragraph" style:parent-style-name="Standard">
      <style:paragraph-properties fo:margin-left="3.175cm" fo:margin-right="0.474cm" fo:text-indent="-3.175cm" style:auto-text-indent="false"/>
      <style:text-properties fo:font-variant="normal" fo:text-transform="none" fo:color="#ff3333" style:font-name="sans-serif" fo:font-size="13pt" fo:letter-spacing="normal" fo:font-style="normal" fo:font-weight="normal" officeooo:rsid="00105f7d" officeooo:paragraph-rsid="002728d0" style:font-size-asian="13pt" style:font-size-complex="13pt"/>
    </style:style>
    <style:style style:name="P85"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font-variant="normal" fo:text-transform="none" fo:color="#ff3333" style:font-name="sans-serif" fo:font-size="13pt" fo:letter-spacing="normal" fo:font-style="normal" fo:font-weight="normal" officeooo:rsid="0027b19a" officeooo:paragraph-rsid="0027b19a" style:font-size-asian="13pt" style:font-size-complex="13pt"/>
    </style:style>
    <style:style style:name="P86"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style:font-size-asian="10.5pt" style:font-size-complex="10.5pt"/>
    </style:style>
    <style:style style:name="P87" style:family="paragraph" style:parent-style-name="Text_20_body" style:list-style-name="L1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officeooo:paragraph-rsid="004205ab" style:font-size-asian="10.5pt" style:font-size-complex="10.5pt"/>
    </style:style>
    <style:style style:name="P88"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officeooo:paragraph-rsid="004205ab" style:font-size-asian="10.5pt" style:font-size-complex="10.5pt"/>
    </style:style>
    <style:style style:name="P89"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officeooo:paragraph-rsid="004205ab" style:font-size-asian="10.5pt" style:font-size-complex="10.5pt"/>
    </style:style>
    <style:style style:name="P90"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normal" officeooo:paragraph-rsid="004205ab" style:font-size-asian="10.5pt" style:font-size-complex="10.5pt"/>
    </style:style>
    <style:style style:name="P91"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officeooo:paragraph-rsid="004205ab" style:font-size-asian="10.5pt" style:font-size-complex="10.5pt"/>
    </style:style>
    <style:style style:name="P92" style:family="paragraph" style:parent-style-name="Standard" style:list-style-name="L1">
      <style:text-properties fo:color="#000000" style:font-name="sans-serif" fo:font-size="10.5pt" style:font-size-asian="10.5pt" style:font-size-complex="10.5pt"/>
    </style:style>
    <style:style style:name="P93" style:family="paragraph" style:parent-style-name="Standard" style:list-style-name="L1">
      <style:text-properties fo:color="#000000" style:font-name="sans-serif" fo:font-size="10.5pt" officeooo:paragraph-rsid="004205ab" style:font-size-asian="10.5pt" style:font-size-complex="10.5pt"/>
    </style:style>
    <style:style style:name="P94" style:family="paragraph" style:parent-style-name="Standard">
      <style:text-properties fo:color="#000000" style:font-name="sans-serif" fo:font-size="10.5pt" officeooo:rsid="000941cc" officeooo:paragraph-rsid="004205ab" style:font-size-asian="10.5pt" style:font-size-complex="10.5pt"/>
    </style:style>
    <style:style style:name="P95" style:family="paragraph" style:parent-style-name="Standard">
      <style:paragraph-properties fo:text-align="center" style:justify-single-word="false"/>
      <style:text-properties fo:color="#000000" style:font-name="sans-serif" fo:font-size="10.5pt" officeooo:rsid="000a5484" officeooo:paragraph-rsid="004205ab" style:font-size-asian="10.5pt" style:font-size-complex="10.5pt"/>
    </style:style>
    <style:style style:name="P96" style:family="paragraph" style:parent-style-name="Standard">
      <style:text-properties fo:color="#000000" style:font-name="sans-serif" fo:font-size="10.5pt" officeooo:rsid="000a5484" officeooo:paragraph-rsid="004205ab" style:font-size-asian="10.5pt" style:font-size-complex="10.5pt"/>
    </style:style>
    <style:style style:name="P97" style:family="paragraph" style:parent-style-name="Standard">
      <style:text-properties fo:color="#000000" style:font-name="sans-serif" fo:font-size="10.5pt" officeooo:rsid="000d32ff" officeooo:paragraph-rsid="004205ab" style:font-size-asian="10.5pt" style:font-size-complex="10.5pt"/>
    </style:style>
    <style:style style:name="P98" style:family="paragraph" style:parent-style-name="Standard">
      <style:text-properties fo:color="#000000" style:font-name="sans-serif" fo:font-size="10.5pt" officeooo:paragraph-rsid="004205ab" style:font-size-asian="10.5pt" style:font-size-complex="10.5pt"/>
    </style:style>
    <style:style style:name="P99" style:family="paragraph" style:parent-style-name="Standard">
      <style:text-properties fo:color="#000000" style:font-name="sans-serif" fo:font-size="10.5pt" style:text-underline-style="none" officeooo:paragraph-rsid="004205ab" style:font-size-asian="10.5pt" style:font-size-complex="10.5pt"/>
    </style:style>
    <style:style style:name="P100" style:family="paragraph" style:parent-style-name="Standard">
      <style:text-properties fo:color="#000000" style:font-name="sans-serif" fo:font-size="10.5pt" fo:font-style="normal" style:text-underline-style="none" officeooo:paragraph-rsid="004205ab" style:font-size-asian="10.5pt" style:font-style-asian="normal" style:font-size-complex="10.5pt" style:font-style-complex="normal"/>
    </style:style>
    <style:style style:name="P101" style:family="paragraph" style:parent-style-name="Standard">
      <style:paragraph-properties fo:text-align="center" style:justify-single-word="false"/>
      <style:text-properties fo:color="#000000" style:font-name="sans-serif" fo:font-size="10.5pt" fo:font-style="normal" officeooo:rsid="000a5484" officeooo:paragraph-rsid="004205ab" style:font-size-asian="10.5pt" style:font-style-asian="normal" style:font-size-complex="10.5pt" style:font-style-complex="normal"/>
    </style:style>
    <style:style style:name="P102" style:family="paragraph" style:parent-style-name="Standard">
      <style:text-properties fo:color="#000000" style:font-name="sans-serif" fo:font-size="10.5pt" fo:font-style="normal" officeooo:rsid="000a5484" officeooo:paragraph-rsid="004205ab" style:font-size-asian="10.5pt" style:font-style-asian="normal" style:font-size-complex="10.5pt" style:font-style-complex="normal"/>
    </style:style>
    <style:style style:name="P103" style:family="paragraph" style:parent-style-name="Standard">
      <style:paragraph-properties fo:text-align="center" style:justify-single-word="false"/>
      <style:text-properties fo:color="#000000" style:font-name="sans-serif" fo:font-size="10.5pt" fo:font-style="normal" officeooo:rsid="000b725e" officeooo:paragraph-rsid="004205ab" style:font-size-asian="10.5pt" style:font-style-asian="normal" style:font-size-complex="10.5pt" style:font-style-complex="normal"/>
    </style:style>
    <style:style style:name="P104" style:family="paragraph" style:parent-style-name="Standard">
      <style:text-properties fo:color="#000000" style:font-name="sans-serif" fo:font-size="10.5pt" officeooo:rsid="00105f7d" officeooo:paragraph-rsid="004205ab" style:font-size-asian="13pt" style:font-size-complex="13pt"/>
    </style:style>
    <style:style style:name="P105" style:family="paragraph" style:parent-style-name="Standard">
      <style:text-properties fo:color="#000000" style:font-name="sans-serif" fo:font-size="10.5pt" officeooo:paragraph-rsid="004205ab"/>
    </style:style>
    <style:style style:name="P106" style:family="paragraph" style:parent-style-name="Standard" style:list-style-name="L8">
      <style:text-properties fo:color="#000000" style:font-name="sans-serif" fo:font-size="12pt" fo:font-style="normal" style:text-underline-style="none" officeooo:rsid="000941cc" officeooo:paragraph-rsid="000beb19" style:font-size-asian="12pt" style:font-style-asian="normal" style:font-size-complex="12pt" style:font-style-complex="normal"/>
    </style:style>
    <style:style style:name="P107" style:family="paragraph" style:parent-style-name="Standard" style:list-style-name="L18">
      <style:text-properties fo:color="#000000" style:font-name="sans-serif" fo:font-size="12pt" fo:font-style="normal" style:text-underline-style="none" officeooo:rsid="000941cc" officeooo:paragraph-rsid="004205ab" style:font-size-asian="12pt" style:font-style-asian="normal" style:font-size-complex="12pt" style:font-style-complex="normal"/>
    </style:style>
    <style:style style:name="P108" style:family="paragraph" style:parent-style-name="Standard">
      <style:text-properties fo:color="#000000" style:font-name="sans-serif" fo:font-size="13pt" officeooo:paragraph-rsid="004205ab" style:font-size-asian="13pt" style:font-size-complex="13pt"/>
    </style:style>
    <style:style style:name="P109" style:family="paragraph" style:parent-style-name="Standard">
      <style:paragraph-properties fo:text-align="start" style:justify-single-word="false" style:text-autospace="none"/>
      <style:text-properties fo:color="#000000" style:font-name="SimSun" fo:font-size="10.5pt" officeooo:paragraph-rsid="004205ab" style:font-name-asian="CMSLTT10" style:font-size-asian="10.5pt" style:font-name-complex="CMSLTT10" style:font-size-complex="10.5pt"/>
    </style:style>
    <style:style style:name="P110" style:family="paragraph" style:parent-style-name="Standard">
      <style:paragraph-properties style:text-autospace="none"/>
      <style:text-properties fo:color="#000000" style:font-name="SimSun" fo:font-size="10.5pt" officeooo:paragraph-rsid="004205ab" style:font-size-asian="10.5pt" style:font-size-complex="10.5pt"/>
    </style:style>
    <style:style style:name="P111" style:family="paragraph" style:parent-style-name="Standard" style:list-style-name="L3">
      <style:text-properties style:font-name="sans-serif" fo:font-size="10.5pt" style:font-size-asian="10.5pt" style:font-size-complex="10.5pt"/>
    </style:style>
    <style:style style:name="P112" style:family="paragraph" style:parent-style-name="Standard" style:list-style-name="L10">
      <style:text-properties style:font-name="sans-serif" fo:font-size="10.5pt" style:font-size-asian="10.5pt" style:font-size-complex="10.5pt"/>
    </style:style>
    <style:style style:name="P113" style:family="paragraph" style:parent-style-name="Standard" style:list-style-name="L10">
      <style:text-properties style:font-name="sans-serif" fo:font-size="10.5pt" officeooo:rsid="000958fa" officeooo:paragraph-rsid="000958fa" style:font-size-asian="10.5pt" style:font-size-complex="10.5pt"/>
    </style:style>
    <style:style style:name="P114" style:family="paragraph" style:parent-style-name="Standard" style:list-style-name="L20">
      <style:text-properties style:font-name="sans-serif" fo:font-size="10.5pt" officeooo:rsid="000958fa" officeooo:paragraph-rsid="004205ab" style:font-size-asian="10.5pt" style:font-size-complex="10.5pt"/>
    </style:style>
    <style:style style:name="P115" style:family="paragraph" style:parent-style-name="Standard" style:list-style-name="L10">
      <style:text-properties style:font-name="sans-serif" fo:font-size="10.5pt" officeooo:rsid="000941cc" officeooo:paragraph-rsid="000941cc" style:font-size-asian="10.5pt" style:font-size-complex="10.5pt"/>
    </style:style>
    <style:style style:name="P116" style:family="paragraph" style:parent-style-name="Standard" style:list-style-name="L20">
      <style:text-properties style:font-name="sans-serif" fo:font-size="10.5pt" officeooo:rsid="000941cc" officeooo:paragraph-rsid="004205ab" style:font-size-asian="10.5pt" style:font-size-complex="10.5pt"/>
    </style:style>
    <style:style style:name="P117" style:family="paragraph" style:parent-style-name="Standard" style:list-style-name="L13">
      <style:text-properties style:font-name="sans-serif" fo:font-size="10.5pt" officeooo:paragraph-rsid="004205ab" style:font-size-asian="10.5pt" style:font-size-complex="10.5pt"/>
    </style:style>
    <style:style style:name="P118" style:family="paragraph" style:parent-style-name="Standard" style:list-style-name="L20">
      <style:text-properties style:font-name="sans-serif" fo:font-size="10.5pt" officeooo:paragraph-rsid="004205ab" style:font-size-asian="10.5pt" style:font-size-complex="10.5pt"/>
    </style:style>
    <style:style style:name="P119" style:family="paragraph" style:parent-style-name="Standard">
      <style:text-properties style:font-name="sans-serif" fo:font-size="10.5pt" officeooo:paragraph-rsid="004205ab" style:font-size-asian="10.5pt" style:font-size-complex="10.5pt"/>
    </style:style>
    <style:style style:name="P120" style:family="paragraph" style:parent-style-name="Standard">
      <style:text-properties style:font-name="sans-serif" fo:font-size="10.5pt" style:font-size-asian="9.14999961853027pt" style:font-size-complex="10.5pt"/>
    </style:style>
    <style:style style:name="P121" style:family="paragraph" style:parent-style-name="Standard" style:list-style-name="L4">
      <style:text-properties style:font-name="sans-serif" fo:font-size="10.5pt" style:font-size-asian="9.14999961853027pt" style:font-size-complex="10.5pt"/>
    </style:style>
    <style:style style:name="P122" style:family="paragraph" style:parent-style-name="Standard">
      <style:text-properties style:font-name="sans-serif" fo:font-size="10.5pt" officeooo:paragraph-rsid="0030925e" style:font-size-asian="9.14999961853027pt" style:font-size-complex="10.5pt"/>
    </style:style>
    <style:style style:name="P123" style:family="paragraph" style:parent-style-name="Standard" style:list-style-name="L14">
      <style:text-properties style:font-name="sans-serif" fo:font-size="10.5pt" officeooo:paragraph-rsid="004205ab" style:font-size-asian="9.14999961853027pt" style:font-size-complex="10.5pt"/>
    </style:style>
    <style:style style:name="P124" style:family="paragraph" style:parent-style-name="Standard">
      <style:text-properties style:font-name="sans-serif" fo:font-size="10.5pt" officeooo:paragraph-rsid="004205ab" style:font-size-asian="9.14999961853027pt" style:font-size-complex="10.5pt"/>
    </style:style>
    <style:style style:name="P125" style:family="paragraph" style:parent-style-name="Standard">
      <style:text-properties style:font-name="sans-serif" fo:font-size="14pt" officeooo:paragraph-rsid="004205ab" style:font-size-asian="14pt" style:font-size-complex="14pt"/>
    </style:style>
    <style:style style:name="P126" style:family="paragraph" style:parent-style-name="Standard">
      <style:text-properties style:font-name="sans-serif" fo:font-size="14pt" officeooo:paragraph-rsid="004205ab" style:font-size-asian="12.25pt" style:font-size-complex="14pt"/>
    </style:style>
    <style:style style:name="P127" style:family="paragraph" style:parent-style-name="Standard">
      <style:text-properties style:font-name="sans-serif" officeooo:paragraph-rsid="004205ab"/>
    </style:style>
    <style:style style:name="P128" style:family="paragraph" style:parent-style-name="Standard" style:list-style-name="L5">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129" style:family="paragraph" style:parent-style-name="Standard" style:list-style-name="L6">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130" style:family="paragraph" style:parent-style-name="Standard">
      <style:text-properties fo:font-variant="normal" fo:text-transform="none" fo:color="#000000" style:font-name="sans-serif" fo:font-size="10.5pt" fo:letter-spacing="normal" fo:font-style="normal" fo:font-weight="normal" officeooo:rsid="001535ef" officeooo:paragraph-rsid="004205ab" style:font-size-asian="10.5pt" style:font-style-asian="normal" style:font-size-complex="10.5pt" style:font-style-complex="normal"/>
    </style:style>
    <style:style style:name="P131" style:family="paragraph" style:parent-style-name="Standard" style:list-style-name="L15">
      <style:text-properties fo:font-variant="normal" fo:text-transform="none" fo:color="#000000" style:font-name="sans-serif" fo:font-size="10.5pt" fo:letter-spacing="normal" fo:font-style="normal" fo:font-weight="normal" officeooo:paragraph-rsid="004205ab" style:font-size-asian="10.5pt" style:font-style-asian="normal" style:font-size-complex="10.5pt" style:font-style-complex="normal"/>
    </style:style>
    <style:style style:name="P132" style:family="paragraph" style:parent-style-name="Standard" style:list-style-name="L16">
      <style:text-properties fo:font-variant="normal" fo:text-transform="none" fo:color="#000000" style:font-name="sans-serif" fo:font-size="10.5pt" fo:letter-spacing="normal" fo:font-style="normal" fo:font-weight="normal" officeooo:paragraph-rsid="004205ab" style:font-size-asian="10.5pt" style:font-style-asian="normal" style:font-size-complex="10.5pt" style:font-style-complex="normal"/>
    </style:style>
    <style:style style:name="P133" style:family="paragraph" style:parent-style-name="Standard">
      <style:text-properties fo:font-variant="normal" fo:text-transform="none" fo:color="#000000" style:font-name="sans-serif" fo:font-size="10.5pt" fo:letter-spacing="normal" fo:font-style="normal" fo:font-weight="normal" officeooo:paragraph-rsid="004205ab" style:font-size-asian="10.5pt" style:font-style-asian="normal" style:font-size-complex="10.5pt" style:font-style-complex="normal"/>
    </style:style>
    <style:style style:name="P134" style:family="paragraph" style:parent-style-name="Standard">
      <style:text-properties fo:font-variant="normal" fo:text-transform="none" fo:color="#000000" style:font-name="sans-serif" fo:font-size="10.5pt" fo:letter-spacing="normal" fo:font-style="normal" fo:font-weight="normal" officeooo:rsid="00105f7d" officeooo:paragraph-rsid="004205ab" style:font-size-asian="10.5pt" style:font-size-complex="10.5pt"/>
    </style:style>
    <style:style style:name="P135" style:family="paragraph" style:parent-style-name="Standard">
      <style:text-properties fo:font-variant="normal" fo:text-transform="none" fo:color="#000000" style:font-name="SimSun" fo:font-size="10.5pt" fo:letter-spacing="normal" fo:font-style="normal" fo:font-weight="normal" officeooo:paragraph-rsid="004205ab" style:font-name-asian="CMSLTT10" style:font-size-asian="10.5pt" style:font-name-complex="CMSLTT10" style:font-size-complex="10.5pt"/>
    </style:style>
    <style:style style:name="P136" style:family="paragraph" style:parent-style-name="Standard">
      <style:text-properties fo:font-variant="normal" fo:text-transform="none" fo:color="#ff6666" style:font-name="sans-serif" fo:font-size="11pt" fo:letter-spacing="normal" fo:font-style="normal" fo:font-weight="normal" style:font-size-asian="11pt" style:font-style-asian="normal" style:font-size-complex="11pt" style:font-style-complex="normal"/>
    </style:style>
    <style:style style:name="P137" style:family="paragraph" style:parent-style-name="Standard">
      <style:text-properties fo:font-variant="normal" fo:text-transform="none" fo:color="#252525" style:font-name="sans-serif" fo:font-size="10.5pt" fo:letter-spacing="normal" fo:font-style="normal" fo:font-weight="normal" officeooo:paragraph-rsid="004205ab" style:font-size-asian="12.25pt" style:font-size-complex="14pt"/>
    </style:style>
    <style:style style:name="P138"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officeooo:paragraph-rsid="004205ab" style:font-size-asian="18pt" style:font-size-complex="18pt"/>
    </style:style>
    <style:style style:name="P139"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officeooo:paragraph-rsid="004205ab" style:font-size-asian="18pt" style:font-size-complex="18pt"/>
    </style:style>
    <style:style style:name="P140" style:family="paragraph" style:parent-style-name="Standard">
      <style:text-properties fo:font-variant="normal" fo:text-transform="none" fo:color="#252525" style:font-name="sans-serif" fo:font-size="10.5pt" fo:letter-spacing="normal" fo:font-style="normal" fo:font-weight="normal" officeooo:paragraph-rsid="004205ab" style:font-size-asian="18pt" style:font-size-complex="18pt"/>
    </style:style>
    <style:style style:name="P141" style:family="paragraph" style:parent-style-name="Standard">
      <style:text-properties fo:font-variant="normal" fo:text-transform="none" fo:color="#252525" style:font-name="sans-serif" fo:font-size="10.5pt" fo:letter-spacing="normal" fo:font-style="normal" fo:font-weight="normal" officeooo:paragraph-rsid="004205ab" style:font-name-asian="CMSLTT10" style:font-size-asian="18pt" style:font-name-complex="CMSLTT10" style:font-size-complex="18pt"/>
    </style:style>
    <style:style style:name="P142"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officeooo:paragraph-rsid="004205ab" style:font-name-asian="CMSLTT10" style:font-size-asian="10.5pt" style:font-name-complex="CMSLTT10" style:font-size-complex="10.5pt"/>
    </style:style>
    <style:style style:name="P143"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officeooo:paragraph-rsid="004205ab" style:font-name-asian="CMSLTT10" style:font-size-asian="10.5pt" style:font-name-complex="CMSLTT10" style:font-size-complex="10.5pt"/>
    </style:style>
    <style:style style:name="P144" style:family="paragraph" style:parent-style-name="Standard">
      <style:text-properties fo:font-variant="normal" fo:text-transform="none" fo:color="#252525" style:font-name="sans-serif" fo:font-size="10.5pt" fo:letter-spacing="normal" fo:font-style="normal" fo:font-weight="normal" officeooo:paragraph-rsid="004205ab" style:font-name-asian="CMSLTT10" style:font-size-asian="10.5pt" style:font-name-complex="CMSLTT10" style:font-size-complex="10.5pt"/>
    </style:style>
    <style:style style:name="P145" style:family="paragraph" style:parent-style-name="Standard">
      <style:text-properties fo:font-variant="normal" fo:text-transform="none" fo:color="#252525" style:font-name="sans-serif" fo:font-size="10.5pt" fo:letter-spacing="normal" fo:font-style="normal" fo:font-weight="normal" officeooo:paragraph-rsid="004205ab"/>
    </style:style>
    <style:style style:name="P146" style:family="paragraph" style:parent-style-name="Standard">
      <style:text-properties fo:font-variant="normal" fo:text-transform="none" fo:color="#252525" style:font-name="SimSun" fo:font-size="10pt" fo:letter-spacing="normal" fo:font-style="normal" fo:font-weight="normal" officeooo:paragraph-rsid="004205ab" style:font-name-asian="CMSLTT10" style:font-size-asian="10pt" style:font-name-complex="CMSLTT10" style:font-size-complex="10pt"/>
    </style:style>
    <style:style style:name="P147" style:family="paragraph" style:parent-style-name="Standard">
      <style:paragraph-properties fo:text-align="center" style:justify-single-word="false"/>
      <style:text-properties fo:font-variant="normal" fo:text-transform="none" fo:color="#252525" style:font-name="SimSun" fo:font-size="10.5pt" fo:letter-spacing="normal" fo:font-style="normal" fo:font-weight="normal" officeooo:paragraph-rsid="004205ab" style:font-name-asian="CMSLTT10" style:font-size-asian="10.5pt" style:font-name-complex="CMSLTT10" style:font-size-complex="10.5pt"/>
    </style:style>
    <style:style style:name="P148" style:family="paragraph" style:parent-style-name="Standard">
      <style:text-properties fo:font-variant="normal" fo:text-transform="none" fo:color="#ff9900" style:font-name="sans-serif" fo:font-size="12pt" fo:letter-spacing="normal" fo:font-style="normal" fo:font-weight="normal" style:font-size-asian="12pt" style:font-size-complex="12pt"/>
    </style:style>
    <style:style style:name="P149" style:family="paragraph" style:parent-style-name="Standard">
      <style:text-properties fo:font-variant="normal" fo:text-transform="none" fo:color="#ff9900" style:font-name="sans-serif" fo:font-size="12pt" fo:letter-spacing="normal" fo:font-style="normal" fo:font-weight="normal" officeooo:paragraph-rsid="004205ab" style:font-size-asian="12pt" style:font-size-complex="12pt"/>
    </style:style>
    <style:style style:name="P150" style:family="paragraph" style:parent-style-name="Standard">
      <style:text-properties fo:font-variant="normal" fo:text-transform="none" fo:color="#ff9900" style:font-name="sans-serif" fo:font-size="12pt" fo:letter-spacing="normal" fo:font-style="normal" fo:font-weight="normal" officeooo:paragraph-rsid="0033f2ee" style:font-name-asian="CMSLTT10" style:font-size-asian="12pt" style:font-name-complex="CMSLTT10" style:font-size-complex="12pt"/>
    </style:style>
    <style:style style:name="P151" style:family="paragraph" style:parent-style-name="Standard">
      <style:paragraph-properties fo:text-align="start" style:justify-single-word="false"/>
      <style:text-properties fo:font-variant="normal" fo:text-transform="none" fo:color="#ff9900" style:font-name="sans-serif" fo:font-size="12pt" fo:letter-spacing="normal" fo:font-style="normal" fo:font-weight="normal" officeooo:paragraph-rsid="0033f2ee" style:font-name-asian="CMSLTT10" style:font-size-asian="12pt" style:font-name-complex="CMSLTT10" style:font-size-complex="12pt"/>
    </style:style>
    <style:style style:name="P152" style:family="paragraph" style:parent-style-name="Standard">
      <style:paragraph-properties fo:text-align="start" style:justify-single-word="false"/>
      <style:text-properties fo:font-variant="normal" fo:text-transform="none" fo:color="#ff9900" style:font-name="sans-serif" fo:font-size="12pt" fo:letter-spacing="normal" fo:font-style="normal" fo:font-weight="normal" officeooo:paragraph-rsid="004205ab" style:font-name-asian="CMSLTT10" style:font-size-asian="12pt" style:font-name-complex="CMSLTT10" style:font-size-complex="12pt"/>
    </style:style>
    <style:style style:name="P153" style:family="paragraph" style:parent-style-name="Standard">
      <style:text-properties fo:font-variant="normal" fo:text-transform="none" fo:color="#191970" style:font-name="SimSun" fo:font-size="9pt" fo:letter-spacing="normal" fo:font-style="normal" fo:font-weight="normal" officeooo:paragraph-rsid="004205ab" style:font-name-asian="CMSLTT10" style:font-size-asian="9pt" style:font-style-asian="normal" style:font-name-complex="CMSLTT10" style:font-size-complex="9pt" style:font-style-complex="normal"/>
    </style:style>
    <style:style style:name="P154" style:family="paragraph" style:parent-style-name="Standard" style:list-style-name="L11">
      <style:text-properties officeooo:paragraph-rsid="0015d501"/>
    </style:style>
    <style:style style:name="P155" style:family="paragraph" style:parent-style-name="Standard">
      <style:text-properties fo:color="#800000" style:font-name="sans-serif" fo:font-size="14pt" style:font-size-asian="14pt" style:font-size-complex="14pt"/>
    </style:style>
    <style:style style:name="P156" style:family="paragraph" style:parent-style-name="Standard">
      <style:text-properties fo:color="#800000" style:font-name="sans-serif" fo:font-size="14pt" officeooo:paragraph-rsid="0030925e" style:font-size-asian="14pt" style:font-size-complex="14pt"/>
    </style:style>
    <style:style style:name="P157" style:family="paragraph" style:parent-style-name="Standard">
      <style:text-properties fo:color="#800000" style:font-name="sans-serif" fo:font-size="14pt" officeooo:paragraph-rsid="0031f470" style:font-size-asian="14pt" style:font-size-complex="14pt"/>
    </style:style>
    <style:style style:name="P158" style:family="paragraph" style:parent-style-name="Standard">
      <style:text-properties fo:color="#800000" style:font-name="sans-serif" fo:font-size="14pt" officeooo:paragraph-rsid="00337ecc" style:font-size-asian="14pt" style:font-size-complex="14pt"/>
    </style:style>
    <style:style style:name="P159" style:family="paragraph" style:parent-style-name="Standard">
      <style:text-properties fo:color="#800000" style:font-name="sans-serif" fo:font-size="14pt" officeooo:paragraph-rsid="004205ab" style:font-size-asian="14pt" style:font-size-complex="14pt"/>
    </style:style>
    <style:style style:name="P160" style:family="paragraph" style:parent-style-name="Standard">
      <style:text-properties fo:color="#800000" style:font-name="sans-serif" fo:font-size="14pt" officeooo:rsid="003599dc" officeooo:paragraph-rsid="003599dc" style:font-size-asian="12.25pt" style:font-size-complex="14pt"/>
    </style:style>
    <style:style style:name="P161" style:family="paragraph" style:parent-style-name="Standard">
      <style:text-properties fo:color="#800000" style:font-name="sans-serif" fo:font-size="14pt" officeooo:rsid="003599dc" officeooo:paragraph-rsid="0036ef04" style:font-size-asian="12.25pt" style:font-size-complex="14pt"/>
    </style:style>
    <style:style style:name="P162" style:family="paragraph" style:parent-style-name="Standard">
      <style:text-properties fo:color="#800000" style:font-name="sans-serif" fo:font-size="14pt" officeooo:rsid="003599dc" officeooo:paragraph-rsid="00399c91" style:font-size-asian="12.25pt" style:font-size-complex="14pt"/>
    </style:style>
    <style:style style:name="P163" style:family="paragraph" style:parent-style-name="Standard">
      <style:text-properties fo:color="#800000" style:font-name="sans-serif" fo:font-size="14pt" officeooo:paragraph-rsid="004205ab" style:font-size-asian="12.25pt" style:font-size-complex="14pt"/>
    </style:style>
    <style:style style:name="P164" style:family="paragraph" style:parent-style-name="Standard">
      <style:text-properties fo:color="#800000" style:font-name="sans-serif" fo:font-size="18pt" style:font-size-asian="18pt" style:font-size-complex="18pt"/>
    </style:style>
    <style:style style:name="P165" style:family="paragraph" style:parent-style-name="Standard">
      <style:text-properties fo:color="#800000" style:font-name="sans-serif" fo:font-size="18pt" officeooo:paragraph-rsid="004205ab" style:font-size-asian="18pt" style:font-size-complex="18pt"/>
    </style:style>
    <style:style style:name="P166" style:family="paragraph" style:parent-style-name="Standard">
      <style:text-properties fo:color="#800000" style:font-name="sans-serif" fo:font-size="10.5pt" officeooo:paragraph-rsid="004205ab" style:font-size-asian="10.5pt" style:font-size-complex="10.5pt"/>
    </style:style>
    <style:style style:name="P167" style:family="paragraph" style:parent-style-name="Standard">
      <style:text-properties fo:color="#ff9900" style:font-name="sans-serif" fo:font-size="12pt" style:font-size-asian="12pt" style:font-size-complex="12pt"/>
    </style:style>
    <style:style style:name="P168" style:family="paragraph" style:parent-style-name="Standard">
      <style:text-properties fo:color="#ff9900" style:font-name="sans-serif" fo:font-size="12pt" officeooo:paragraph-rsid="004205ab" style:font-size-asian="12pt" style:font-size-complex="12pt"/>
    </style:style>
    <style:style style:name="P169" style:family="paragraph" style:parent-style-name="Standard">
      <style:text-properties fo:color="#ff9900" style:font-name="sans-serif" fo:font-size="13pt" officeooo:rsid="00105f7d" officeooo:paragraph-rsid="004205ab" style:font-size-asian="13pt" style:font-size-complex="13pt"/>
    </style:style>
    <style:style style:name="P170" style:family="paragraph" style:parent-style-name="Standard">
      <style:text-properties fo:color="#252525" style:font-name="sans-serif" fo:font-size="10.5pt" style:font-size-asian="18pt" style:font-size-complex="18pt"/>
    </style:style>
    <style:style style:name="P171" style:family="paragraph" style:parent-style-name="Standard">
      <style:text-properties fo:color="#252525" style:font-name="sans-serif" fo:font-size="10.5pt" officeooo:paragraph-rsid="004205ab" style:font-size-asian="18pt" style:font-size-complex="18pt"/>
    </style:style>
    <style:style style:name="P172" style:family="paragraph" style:parent-style-name="Standard">
      <style:paragraph-properties fo:text-align="start" style:justify-single-word="false"/>
      <style:text-properties fo:color="#252525" style:font-name="CMSLTT10" fo:font-size="10pt" officeooo:paragraph-rsid="004205ab" style:font-name-asian="CMSLTT10" style:font-size-asian="10pt" style:font-name-complex="CMSLTT10" style:font-size-complex="10pt"/>
    </style:style>
    <style:style style:name="P173" style:family="paragraph" style:parent-style-name="Standard">
      <style:text-properties fo:color="#1f1f1f" style:font-name="SimSun" fo:font-size="10.5pt" officeooo:paragraph-rsid="004205ab" style:font-size-asian="10.5pt" style:font-size-complex="10.5pt"/>
    </style:style>
    <style:style style:name="P174" style:family="paragraph" style:parent-style-name="Standard">
      <style:text-properties fo:color="#1f1f1f" style:text-line-through-style="none" style:text-line-through-type="none" style:font-name="SimSun" fo:font-size="10.5pt" style:text-underline-style="none" officeooo:paragraph-rsid="004205ab" style:font-name-asian="Courier New" style:font-size-asian="10.5pt" style:font-name-complex="Courier New" style:font-size-complex="10.5pt"/>
    </style:style>
    <style:style style:name="P175" style:family="paragraph" style:parent-style-name="Standard">
      <style:text-properties fo:color="#1f1f1f" style:text-line-through-style="none" style:text-line-through-type="none" style:font-name="sans-serif" fo:font-size="10.5pt" style:text-underline-style="none" officeooo:paragraph-rsid="004205ab" style:font-name-asian="Courier New" style:font-size-asian="10.5pt" style:font-name-complex="Courier New" style:font-size-complex="10.5pt"/>
    </style:style>
    <style:style style:name="P176" style:family="paragraph" style:parent-style-name="Standard">
      <style:paragraph-properties fo:text-align="start" style:justify-single-word="false" style:text-autospace="none"/>
      <style:text-properties style:font-name="SimSun" fo:font-size="10pt" officeooo:paragraph-rsid="004205ab" style:font-name-asian="CMSLTT10" style:font-size-asian="10pt" style:font-name-complex="CMSLTT10" style:font-size-complex="10pt"/>
    </style:style>
    <style:style style:name="P177" style:family="paragraph" style:parent-style-name="Standard">
      <style:text-properties fo:color="#ff0066" style:font-name="sans-serif" fo:font-size="13pt" officeooo:rsid="000958fa" officeooo:paragraph-rsid="004205ab" style:font-size-asian="13pt" style:font-size-complex="13pt"/>
    </style:style>
    <style:style style:name="P178" style:family="paragraph" style:parent-style-name="Standard">
      <style:paragraph-properties fo:text-align="center" style:justify-single-word="false"/>
      <style:text-properties fo:color="#ff0066" style:font-name="sans-serif" fo:font-size="13pt" officeooo:paragraph-rsid="004205ab" style:font-size-asian="13pt" style:font-size-complex="13pt"/>
    </style:style>
    <style:style style:name="P179" style:family="paragraph" style:parent-style-name="Standard">
      <style:text-properties fo:color="#ff0066" style:font-name="sans-serif" fo:font-size="13pt" officeooo:paragraph-rsid="004205ab" style:font-size-asian="13pt" style:font-size-complex="13pt"/>
    </style:style>
    <style:style style:name="P180" style:family="paragraph" style:parent-style-name="Standard" style:list-style-name="L21">
      <style:text-properties officeooo:paragraph-rsid="004205ab"/>
    </style:style>
    <style:style style:name="P181" style:family="paragraph" style:parent-style-name="Standard">
      <style:text-properties officeooo:paragraph-rsid="004205ab"/>
    </style:style>
    <style:style style:name="P182" style:family="paragraph" style:parent-style-name="Standard">
      <style:text-properties fo:color="#ff6666" style:font-name="sans-serif" fo:font-size="11pt" officeooo:paragraph-rsid="004205ab" style:font-size-asian="11pt" style:font-size-complex="11pt"/>
    </style:style>
    <style:style style:name="P183" style:family="paragraph" style:parent-style-name="Standard" style:list-style-name="L4" style:master-page-name="">
      <style:paragraph-properties fo:margin-left="0cm" fo:margin-right="0cm" fo:text-indent="0cm" style:auto-text-indent="false" style:page-number="auto"/>
      <style:text-properties style:font-name="sans-serif" fo:font-size="10.5pt" style:font-size-asian="9.14999961853027pt" style:font-size-complex="10.5pt"/>
    </style:style>
    <style:style style:name="P184" style:family="paragraph" style:parent-style-name="Standard">
      <style:paragraph-properties fo:margin-left="0cm" fo:margin-right="0cm" fo:text-indent="0cm" style:auto-text-indent="false"/>
      <style:text-properties style:font-name="sans-serif" fo:font-size="10.5pt" style:font-size-asian="9.14999961853027pt" style:font-size-complex="10.5pt"/>
    </style:style>
    <style:style style:name="P185" style:family="paragraph" style:parent-style-name="Standard">
      <style:paragraph-properties fo:margin-left="0cm" fo:margin-right="0cm" fo:text-indent="0cm" style:auto-text-indent="false"/>
      <style:text-properties style:font-name="sans-serif" fo:font-size="10.5pt" officeooo:paragraph-rsid="0030492c" style:font-size-asian="9.14999961853027pt" style:font-size-complex="10.5pt"/>
    </style:style>
    <style:style style:name="P186" style:family="paragraph" style:parent-style-name="Standard">
      <style:paragraph-properties fo:margin-left="0cm" fo:margin-right="0cm" fo:text-indent="0cm" style:auto-text-indent="false"/>
      <style:text-properties style:font-name="sans-serif" fo:font-size="10.5pt" officeooo:paragraph-rsid="004205ab" style:font-size-asian="9.14999961853027pt" style:font-size-complex="10.5pt"/>
    </style:style>
    <style:style style:name="P187" style:family="paragraph" style:parent-style-name="Standard" style:list-style-name="L14" style:master-page-name="">
      <style:paragraph-properties fo:margin-left="0cm" fo:margin-right="0cm" fo:text-indent="0cm" style:auto-text-indent="false" style:page-number="auto"/>
      <style:text-properties style:font-name="sans-serif" fo:font-size="10.5pt" officeooo:paragraph-rsid="004205ab" style:font-size-asian="9.14999961853027pt" style:font-size-complex="10.5pt"/>
    </style:style>
    <style:style style:name="P188" style:family="paragraph" style:parent-style-name="Standard" style:master-page-name="">
      <style:paragraph-properties fo:margin-left="0cm" fo:margin-right="0cm" fo:text-indent="0cm" style:auto-text-indent="false" style:page-number="auto"/>
      <style:text-properties fo:color="#000000" style:font-name="sans-serif" fo:font-size="12pt" officeooo:paragraph-rsid="004205ab" style:font-size-asian="12pt" style:font-size-complex="12pt"/>
    </style:style>
    <style:style style:name="P189" style:family="paragraph" style:parent-style-name="Standard" style:list-style-name="L5">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190" style:family="paragraph" style:parent-style-name="Standard" style:list-style-name="L15">
      <style:paragraph-properties style:writing-mode="lr-tb"/>
      <style:text-properties fo:font-variant="normal" fo:text-transform="none" fo:color="#000000" style:font-name="sans-serif" fo:font-size="10.5pt" fo:letter-spacing="normal" fo:font-style="normal" fo:font-weight="normal" officeooo:paragraph-rsid="004205ab" style:font-size-asian="10.5pt" style:font-style-asian="normal" style:font-size-complex="10.5pt" style:font-style-complex="normal"/>
    </style:style>
    <style:style style:name="P191" style:family="paragraph" style:parent-style-name="Standard">
      <style:paragraph-properties style:writing-mode="lr-tb"/>
      <style:text-properties fo:font-variant="normal" fo:text-transform="none" fo:color="#000000" style:font-name="sans-serif" fo:font-size="10.5pt" fo:letter-spacing="normal" fo:font-style="normal" fo:font-weight="normal" officeooo:paragraph-rsid="004205ab" style:font-size-asian="10.5pt" style:font-style-asian="normal" style:font-size-complex="10.5pt" style:font-style-complex="normal"/>
    </style:style>
    <style:style style:name="P192" style:family="paragraph" style:parent-style-name="Standard">
      <style:paragraph-properties fo:margin-left="5.08cm" fo:margin-right="0cm" fo:text-indent="-5.08cm" style:auto-text-indent="false"/>
      <style:text-properties fo:font-variant="normal" fo:text-transform="none" fo:color="#000000" style:font-name="sans-serif" fo:font-size="10.5pt" fo:letter-spacing="normal" fo:font-style="normal" fo:font-weight="normal" officeooo:rsid="002478c7" officeooo:paragraph-rsid="002478c7" style:font-size-asian="10.5pt" style:font-size-complex="10.5pt"/>
    </style:style>
    <style:style style:name="P193" style:family="paragraph" style:parent-style-name="Standard">
      <style:paragraph-properties fo:margin-left="5.08cm" fo:margin-right="0cm" fo:text-indent="-5.08cm" style:auto-text-indent="false"/>
      <style:text-properties fo:font-variant="normal" fo:text-transform="none" fo:color="#000000" style:font-name="sans-serif" fo:font-size="10.5pt" fo:letter-spacing="normal" fo:font-style="normal" fo:font-weight="normal" officeooo:rsid="002478c7" officeooo:paragraph-rsid="004205ab" style:font-size-asian="10.5pt" style:font-size-complex="10.5pt"/>
    </style:style>
    <style:style style:name="P194" style:family="paragraph" style:parent-style-name="Standard" style:master-page-name="">
      <style:paragraph-properties fo:margin-left="5.08cm" fo:margin-right="0cm" fo:text-indent="-5.08cm" style:auto-text-indent="false" style:page-number="auto"/>
      <style:text-properties fo:font-variant="normal" fo:text-transform="none" fo:color="#000000" style:font-name="sans-serif" fo:font-size="10.5pt" fo:letter-spacing="normal" fo:font-style="normal" fo:font-weight="normal" officeooo:rsid="00105f7d" officeooo:paragraph-rsid="004205ab" style:font-size-asian="13pt" style:font-size-complex="13pt"/>
    </style:style>
    <style:style style:name="P195" style:family="paragraph" style:parent-style-name="Standard" style:list-style-name="L11" style:master-page-name="">
      <style:paragraph-properties style:page-number="auto"/>
      <style:text-properties fo:font-variant="normal" fo:text-transform="none" fo:color="#000000" style:font-name="sans-serif" fo:font-size="10.5pt" fo:letter-spacing="normal" fo:font-style="normal" fo:font-weight="normal" officeooo:rsid="001422a5" officeooo:paragraph-rsid="0015d501" style:font-size-asian="10.5pt" style:font-size-complex="10.5pt"/>
    </style:style>
    <style:style style:name="P19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ans-serif" fo:font-size="10.5pt" fo:letter-spacing="normal" fo:font-style="normal" fo:font-weight="normal" officeooo:rsid="002aff67" officeooo:paragraph-rsid="002aff67" style:font-size-asian="10.5pt" style:font-style-asian="normal" style:font-size-complex="10.5pt" style:font-style-complex="normal"/>
    </style:style>
    <style:style style:name="P19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ans-serif" fo:font-size="10.5pt" fo:letter-spacing="normal" fo:font-style="normal" fo:font-weight="normal" officeooo:rsid="002aff67" officeooo:paragraph-rsid="004205ab" style:font-size-asian="10.5pt" style:font-style-asian="normal" style:font-size-complex="10.5pt" style:font-style-complex="normal"/>
    </style:style>
    <style:style style:name="P198"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ff3333" style:font-name="sans-serif" fo:font-size="13pt" fo:letter-spacing="normal" fo:font-style="normal" fo:font-weight="normal" officeooo:rsid="002aff67" officeooo:paragraph-rsid="003b389f" style:font-size-asian="13pt" style:font-size-complex="13pt"/>
    </style:style>
    <style:style style:name="P19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ff3333" style:font-name="sans-serif" fo:font-size="13pt" fo:letter-spacing="normal" fo:font-style="normal" fo:font-weight="normal" officeooo:rsid="002aff67" officeooo:paragraph-rsid="0040468a" style:font-size-asian="13pt" style:font-size-complex="13pt"/>
    </style:style>
    <style:style style:name="P200"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ff3333" style:font-name="sans-serif" fo:font-size="13pt" fo:letter-spacing="normal" fo:font-style="normal" fo:font-weight="normal" officeooo:rsid="002aff67" officeooo:paragraph-rsid="004205ab" style:font-size-asian="13pt" style:font-size-complex="13pt"/>
    </style:style>
    <style:style style:name="P201"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font-variant="normal" fo:text-transform="none" fo:color="#ff3333" style:font-name="sans-serif" fo:font-size="13pt" fo:letter-spacing="normal" fo:font-style="normal" fo:font-weight="normal" officeooo:rsid="0027b19a" officeooo:paragraph-rsid="004205ab" style:font-size-asian="13pt" style:font-size-complex="13pt"/>
    </style:style>
    <style:style style:name="P202" style:family="paragraph" style:parent-style-name="Standard" style:master-page-name="">
      <style:paragraph-properties fo:margin-left="3.175cm" fo:margin-right="0.474cm" fo:text-indent="-3.175cm" style:auto-text-indent="false" style:page-number="auto"/>
      <style:text-properties fo:font-variant="normal" fo:text-transform="none" fo:color="#ff3333" style:font-name="sans-serif" fo:font-size="13pt" fo:letter-spacing="normal" fo:font-style="normal" fo:font-weight="normal" officeooo:rsid="00105f7d" officeooo:paragraph-rsid="003a4fa4" style:font-size-asian="13pt" style:font-size-complex="13pt"/>
    </style:style>
    <style:style style:name="P203" style:family="paragraph" style:parent-style-name="Standard">
      <style:paragraph-properties fo:margin-left="3.175cm" fo:margin-right="0.474cm" fo:text-indent="-3.175cm" style:auto-text-indent="false"/>
      <style:text-properties fo:font-variant="normal" fo:text-transform="none" fo:color="#ff9900" style:font-name="sans-serif" fo:font-size="13pt" fo:letter-spacing="normal" fo:font-style="normal" fo:font-weight="normal" officeooo:paragraph-rsid="004205ab"/>
    </style:style>
    <style:style style:name="P204" style:family="paragraph" style:parent-style-name="Standard" style:master-page-name="">
      <loext:graphic-properties draw:fill="none"/>
      <style:paragraph-properties fo:margin-left="4.2cm" fo:margin-right="0cm" fo:text-indent="-4.2cm" style:auto-text-indent="false" style:page-number="auto" fo:background-color="transparent"/>
      <style:text-properties fo:font-variant="normal" fo:text-transform="none" fo:color="#000000" style:font-name="sans-serif" fo:font-size="10.5pt" fo:letter-spacing="normal" fo:font-style="normal" fo:font-weight="normal" officeooo:rsid="002478c7" officeooo:paragraph-rsid="004205ab" style:font-size-asian="13pt" style:font-size-complex="13pt"/>
    </style:style>
    <style:style style:name="P205" style:family="paragraph" style:parent-style-name="Standard" style:master-page-name="">
      <loext:graphic-properties draw:fill="none"/>
      <style:paragraph-properties fo:margin-left="2.799cm" fo:margin-right="0cm" fo:text-indent="-2.799cm" style:auto-text-indent="false" style:page-number="auto" fo:background-color="transparent"/>
      <style:text-properties fo:font-variant="normal" fo:text-transform="none" fo:color="#000000" style:font-name="sans-serif" fo:font-size="10.5pt" fo:letter-spacing="normal" fo:font-style="normal" fo:font-weight="normal" officeooo:rsid="00105f7d" officeooo:paragraph-rsid="004205ab" style:font-size-asian="13pt" style:font-size-complex="13pt"/>
    </style:style>
    <style:style style:name="P206" style:family="paragraph" style:parent-style-name="Standard">
      <style:paragraph-properties fo:margin-left="3.175cm" fo:margin-right="0cm" fo:text-indent="-3.175cm" style:auto-text-indent="false"/>
      <style:text-properties fo:font-variant="normal" fo:text-transform="none" fo:color="#000000" style:font-name="sans-serif" fo:font-size="10.5pt" fo:letter-spacing="normal" fo:font-style="normal" fo:font-weight="normal" officeooo:rsid="00199f17" officeooo:paragraph-rsid="004205ab" style:font-size-asian="10.5pt" style:font-size-complex="10.5pt"/>
    </style:style>
    <style:style style:name="P207" style:family="paragraph" style:parent-style-name="Standard">
      <style:paragraph-properties fo:margin-left="3.175cm" fo:margin-right="0cm" fo:text-indent="-3.175cm" style:auto-text-indent="false"/>
      <style:text-properties fo:font-variant="normal" fo:text-transform="none" fo:color="#000000" style:font-name="sans-serif" fo:font-size="10.5pt" fo:letter-spacing="normal" fo:font-style="normal" fo:font-weight="normal" officeooo:rsid="00105f7d" officeooo:paragraph-rsid="004205ab" style:font-size-asian="13pt" style:font-size-complex="13pt"/>
    </style:style>
    <style:style style:name="P208" style:family="paragraph" style:parent-style-name="Standard" style:master-page-name="">
      <style:paragraph-properties fo:margin-left="3.175cm" fo:margin-right="0cm" fo:text-indent="-3.175cm" style:auto-text-indent="false" style:page-number="auto"/>
      <style:text-properties fo:font-variant="normal" fo:text-transform="none" fo:color="#000000" style:font-name="sans-serif" fo:font-size="10.5pt" fo:letter-spacing="normal" fo:font-style="normal" fo:font-weight="normal" officeooo:rsid="00105f7d" officeooo:paragraph-rsid="004205ab" style:font-size-asian="13pt" style:font-size-complex="13pt"/>
    </style:style>
    <style:style style:name="P209" style:family="paragraph" style:parent-style-name="Standard" style:list-style-name="L21" style:master-page-name="">
      <style:paragraph-properties style:page-number="auto"/>
      <style:text-properties fo:font-variant="normal" fo:text-transform="none" fo:color="#000000" style:font-name="sans-serif" fo:font-size="10.5pt" fo:letter-spacing="normal" fo:font-style="normal" fo:font-weight="normal" officeooo:rsid="001422a5" officeooo:paragraph-rsid="004205ab" style:font-size-asian="10.5pt" style:font-size-complex="10.5pt"/>
    </style:style>
    <style:style style:name="P210" style:family="paragraph" style:parent-style-name="Table_20_Contents" style:list-style-name="L7">
      <style:text-properties style:font-name="sans-serif" fo:font-size="11pt" style:font-size-asian="11pt" style:font-size-complex="11pt"/>
    </style:style>
    <style:style style:name="P211" style:family="paragraph" style:parent-style-name="Table_20_Contents" style:list-style-name="L9">
      <style:text-properties style:font-name="sans-serif" fo:font-size="11pt" style:font-size-asian="11pt" style:font-size-complex="11pt"/>
    </style:style>
    <style:style style:name="P212" style:family="paragraph" style:parent-style-name="Table_20_Contents" style:list-style-name="L9">
      <style:text-properties style:font-name="sans-serif" fo:font-size="11pt" officeooo:paragraph-rsid="000941cc" style:font-size-asian="11pt" style:font-size-complex="11pt"/>
    </style:style>
    <style:style style:name="P213" style:family="paragraph" style:parent-style-name="Table_20_Contents" style:list-style-name="L9">
      <style:text-properties style:font-name="sans-serif" fo:font-size="11pt" officeooo:rsid="000beb19" officeooo:paragraph-rsid="000beb19" style:font-size-asian="11pt" style:font-size-complex="11pt"/>
    </style:style>
    <style:style style:name="P214" style:family="paragraph" style:parent-style-name="Table_20_Contents" style:list-style-name="L19">
      <style:text-properties style:font-name="sans-serif" fo:font-size="11pt" officeooo:rsid="000beb19" officeooo:paragraph-rsid="004205ab" style:font-size-asian="11pt" style:font-size-complex="11pt"/>
    </style:style>
    <style:style style:name="P215" style:family="paragraph" style:parent-style-name="Table_20_Contents">
      <style:paragraph-properties fo:text-align="center" style:justify-single-word="false"/>
      <style:text-properties style:font-name="sans-serif" fo:font-size="11pt" officeooo:paragraph-rsid="004205ab" style:font-size-asian="11pt" style:font-size-complex="11pt"/>
    </style:style>
    <style:style style:name="P216" style:family="paragraph" style:parent-style-name="Table_20_Contents" style:list-style-name="L17">
      <style:text-properties style:font-name="sans-serif" fo:font-size="11pt" officeooo:paragraph-rsid="004205ab" style:font-size-asian="11pt" style:font-size-complex="11pt"/>
    </style:style>
    <style:style style:name="P217" style:family="paragraph" style:parent-style-name="Table_20_Contents" style:list-style-name="L19">
      <style:text-properties style:font-name="sans-serif" fo:font-size="11pt" officeooo:paragraph-rsid="004205ab" style:font-size-asian="11pt" style:font-size-complex="11pt"/>
    </style:style>
    <style:style style:name="P218" style:family="paragraph" style:parent-style-name="Table_20_Contents">
      <style:text-properties style:font-name="sans-serif" fo:font-size="11pt" officeooo:paragraph-rsid="004205ab" style:font-size-asian="11pt" style:font-size-complex="11pt"/>
    </style:style>
    <style:style style:name="P219" style:family="paragraph" style:parent-style-name="Table_20_Contents">
      <style:paragraph-properties fo:text-align="center" style:justify-single-word="false"/>
      <style:text-properties style:font-name="sans-serif" fo:font-size="10.5pt" officeooo:rsid="0013ca8b" officeooo:paragraph-rsid="004205ab" style:font-size-asian="10.5pt" style:font-size-complex="10.5pt"/>
    </style:style>
    <style:style style:name="P220" style:family="paragraph" style:parent-style-name="Table_20_Contents">
      <loext:graphic-properties draw:fill="solid" draw:fill-color="#ffffff" draw:opacity="100%"/>
      <style:paragraph-properties fo:text-align="center" style:justify-single-word="false" fo:background-color="#ffffff"/>
      <style:text-properties style:font-name="sans-serif" fo:font-size="10.5pt" officeooo:rsid="0013ca8b" officeooo:paragraph-rsid="004205ab" style:font-size-asian="10.5pt" style:font-size-complex="10.5pt"/>
    </style:style>
    <style:style style:name="P221" style:family="paragraph" style:parent-style-name="Table_20_Contents">
      <style:paragraph-properties fo:text-align="center" style:justify-single-word="false"/>
      <style:text-properties style:font-name="sans-serif" fo:font-size="10.5pt" officeooo:rsid="001422a5" officeooo:paragraph-rsid="004205ab" style:font-size-asian="10.5pt" style:font-size-complex="10.5pt"/>
    </style:style>
    <style:style style:name="P222"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officeooo:paragraph-rsid="004205ab" style:font-size-asian="10pt" style:font-size-complex="10pt"/>
    </style:style>
    <style:style style:name="P223" style:family="paragraph" style:parent-style-name="Table_20_Heading">
      <style:text-properties style:font-name="sans-serif" fo:font-size="10.5pt" officeooo:rsid="0013ca8b" officeooo:paragraph-rsid="004205ab" style:font-size-asian="10.5pt" style:font-size-complex="10.5pt"/>
    </style:style>
    <style:style style:name="T1" style:family="text">
      <style:text-properties fo:font-variant="normal" fo:text-transform="none" fo:color="#252525" fo:font-size="10.5pt" fo:letter-spacing="normal" fo:font-style="normal" fo:font-weight="normal"/>
    </style:style>
    <style:style style:name="T2" style:family="text">
      <style:text-properties fo:font-variant="normal" fo:text-transform="none" fo:color="#252525" fo:font-size="10.5pt" fo:letter-spacing="normal" fo:font-style="normal" fo:font-weight="normal" style:font-size-asian="12.25pt" style:font-size-complex="14pt"/>
    </style:style>
    <style:style style:name="T3" style:family="text">
      <style:text-properties fo:font-variant="normal" fo:text-transform="none" fo:color="#252525" fo:font-size="10.5pt" fo:letter-spacing="normal" fo:font-style="normal" fo:font-weight="normal" officeooo:rsid="0021e9fe"/>
    </style:style>
    <style:style style:name="T4" style:family="text">
      <style:text-properties fo:font-variant="normal" fo:text-transform="none" fo:color="#252525" fo:font-size="10.5pt" fo:letter-spacing="normal" fo:font-style="normal" fo:font-weight="normal" officeooo:rsid="0031f470"/>
    </style:style>
    <style:style style:name="T5" style:family="text">
      <style:text-properties fo:font-variant="normal" fo:text-transform="none" fo:color="#252525" fo:font-size="10.5pt" fo:letter-spacing="normal" fo:font-style="italic" fo:font-weight="normal" style:font-style-asian="italic" style:font-style-complex="italic"/>
    </style:style>
    <style:style style:name="T6" style:family="text">
      <style:text-properties fo:font-variant="normal" fo:text-transform="none" fo:color="#000000" fo:font-size="10.5pt" fo:letter-spacing="normal" fo:font-style="normal" fo:font-weight="normal" style:font-size-asian="10.5pt" style:font-size-complex="10.5pt"/>
    </style:style>
    <style:style style:name="T7"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8"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9" style:family="text">
      <style:text-properties fo:font-variant="normal" fo:text-transform="none" fo:color="#000000" style:font-name="SimSun" fo:font-size="10.5pt" fo:letter-spacing="normal" fo:font-style="italic" fo:font-weight="normal" style:font-size-asian="10.5pt" style:font-style-asian="italic" style:font-size-complex="10.5pt" style:font-style-complex="italic"/>
    </style:style>
    <style:style style:name="T10" style:family="text">
      <style:text-properties fo:font-variant="normal" fo:text-transform="none" fo:color="#000000" style:font-name="SimSun" fo:font-size="10.5pt" fo:letter-spacing="normal" fo:font-style="normal" fo:font-weight="normal" style:font-size-asian="10.5pt" style:font-style-asian="normal" style:font-size-complex="10.5pt" style:font-style-complex="normal"/>
    </style:style>
    <style:style style:name="T11" style:family="text">
      <style:text-properties fo:font-variant="normal" fo:text-transform="none" fo:color="#000000" style:font-name="sans-serif" fo:font-size="10.5pt" fo:letter-spacing="normal" fo:font-style="normal" fo:font-weight="normal" officeooo:rsid="001422a5" style:font-size-asian="10.5pt" style:font-style-asian="normal" style:font-size-complex="10.5pt" style:font-style-complex="normal"/>
    </style:style>
    <style:style style:name="T12" style:family="text">
      <style:text-properties fo:font-variant="normal" fo:text-transform="none" fo:color="#000000" style:font-name="sans-serif" fo:font-size="10.5pt" fo:letter-spacing="normal" fo:font-style="normal" fo:font-weight="normal" officeooo:rsid="0015948e" style:font-size-asian="10.5pt" style:font-style-asian="normal" style:font-size-complex="10.5pt" style:font-style-complex="normal"/>
    </style:style>
    <style:style style:name="T13" style:family="text">
      <style:text-properties fo:font-variant="normal" fo:text-transform="none" fo:color="#000000" style:font-name="sans-serif" fo:font-size="10.5pt" fo:letter-spacing="normal" fo:font-style="normal" fo:font-weight="normal" officeooo:rsid="00155841" style:font-size-asian="10.5pt" style:font-style-asian="normal" style:font-size-complex="10.5pt" style:font-style-complex="normal"/>
    </style:style>
    <style:style style:name="T14" style:family="text">
      <style:text-properties fo:font-variant="normal" fo:text-transform="none" fo:color="#000000" style:font-name="sans-serif" fo:font-size="10.5pt" fo:letter-spacing="normal" fo:font-style="normal" fo:font-weight="normal" officeooo:rsid="001422a5" style:font-size-asian="10.5pt" style:font-size-complex="10.5pt"/>
    </style:style>
    <style:style style:name="T15" style:family="text">
      <style:text-properties fo:font-variant="normal" fo:text-transform="none" fo:color="#000000" style:font-name="sans-serif" fo:font-size="10.5pt" fo:letter-spacing="normal" fo:font-style="normal" fo:font-weight="normal" officeooo:rsid="00147e37" style:font-size-asian="10.5pt" style:font-size-complex="10.5pt"/>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18" style:family="text">
      <style:text-properties fo:font-variant="normal" fo:text-transform="none" fo:letter-spacing="normal" fo:font-style="normal" fo:font-weight="normal" style:font-style-asian="normal" style:font-style-complex="normal"/>
    </style:style>
    <style:style style:name="T19" style:family="text">
      <style:text-properties fo:font-variant="normal" fo:text-transform="none" fo:letter-spacing="normal" fo:font-style="normal" fo:font-weight="normal" officeooo:rsid="0030925e" style:font-style-asian="normal" style:font-style-complex="normal"/>
    </style:style>
    <style:style style:name="T20" style:family="text">
      <style:text-properties fo:font-variant="normal" fo:text-transform="none" fo:letter-spacing="normal" fo:font-style="normal" fo:font-weight="normal" style:font-size-asian="10.5pt" style:font-size-complex="10.5pt"/>
    </style:style>
    <style:style style:name="T21" style:family="text">
      <style:text-properties fo:font-variant="normal" fo:text-transform="none" fo:letter-spacing="normal" fo:font-style="normal" fo:font-weight="normal" officeooo:rsid="00101baa" style:font-size-asian="10.5pt" style:font-size-complex="10.5pt"/>
    </style:style>
    <style:style style:name="T22" style:family="text">
      <style:text-properties fo:font-variant="normal" fo:text-transform="none" fo:letter-spacing="normal" fo:font-style="normal" fo:font-weight="normal" officeooo:rsid="00258055" style:font-size-asian="10.5pt" style:font-size-complex="10.5pt"/>
    </style:style>
    <style:style style:name="T23" style:family="text">
      <style:text-properties fo:font-variant="normal" fo:text-transform="none" fo:letter-spacing="normal" fo:font-style="normal" fo:font-weight="normal" officeooo:rsid="0021e9fe"/>
    </style:style>
    <style:style style:name="T24" style:family="text">
      <style:text-properties fo:font-variant="normal" fo:text-transform="none" style:font-name="SimSun" fo:letter-spacing="normal" fo:font-style="normal" fo:font-weight="normal"/>
    </style:style>
    <style:style style:name="T25" style:family="text">
      <style:text-properties fo:font-variant="normal" fo:text-transform="none" fo:color="#333333" style:font-name="Consolas" fo:font-size="9pt" fo:letter-spacing="normal" fo:font-style="normal" fo:font-weight="normal"/>
    </style:style>
    <style:style style:name="T26" style:family="text">
      <style:text-properties fo:font-variant="normal" fo:text-transform="none" fo:color="#333333" style:font-name="Consolas" fo:font-size="9pt" fo:letter-spacing="normal" fo:font-style="normal" fo:font-weight="normal" officeooo:rsid="00101baa"/>
    </style:style>
    <style:style style:name="T27" style:family="text">
      <style:text-properties fo:font-variant="normal" fo:text-transform="none" fo:font-size="12pt" fo:letter-spacing="normal" fo:font-style="normal" fo:font-weight="normal" style:font-size-asian="12pt" style:font-size-complex="12pt"/>
    </style:style>
    <style:style style:name="T28" style:family="text">
      <style:text-properties fo:font-size="10.5pt" style:font-size-asian="10.5pt" style:font-size-complex="10.5pt"/>
    </style:style>
    <style:style style:name="T29" style:family="text">
      <style:text-properties fo:font-size="10.5pt" officeooo:rsid="000941cc" style:font-size-asian="10.5pt" style:font-size-complex="10.5pt"/>
    </style:style>
    <style:style style:name="T30" style:family="text">
      <style:text-properties fo:font-size="10.5pt" fo:font-style="italic" style:font-size-asian="10.5pt" style:font-style-asian="italic" style:font-size-complex="10.5pt" style:font-style-complex="italic"/>
    </style:style>
    <style:style style:name="T31" style:family="text">
      <style:text-properties fo:font-size="10.5pt" style:text-underline-style="solid" style:text-underline-width="auto" style:text-underline-color="font-color" style:font-size-asian="10.5pt" style:font-size-complex="10.5pt"/>
    </style:style>
    <style:style style:name="T32" style:family="text">
      <style:text-properties fo:font-size="10.5pt" style:text-underline-style="none" style:font-size-asian="10.5pt" style:font-size-complex="10.5pt"/>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0941cc" style:font-style-asian="normal" style:font-style-complex="normal"/>
    </style:style>
    <style:style style:name="T35" style:family="text">
      <style:text-properties fo:font-style="normal" style:font-style-asian="normal" style:font-style-complex="normal"/>
    </style:style>
    <style:style style:name="T36" style:family="text">
      <style:text-properties fo:font-style="italic" style:font-style-asian="italic" style:font-style-complex="italic"/>
    </style:style>
    <style:style style:name="T37" style:family="text">
      <style:text-properties style:text-underline-style="none"/>
    </style:style>
    <style:style style:name="T38" style:family="text">
      <style:text-properties fo:font-weight="normal"/>
    </style:style>
    <style:style style:name="T39" style:family="text">
      <style:text-properties fo:color="#000000" fo:font-size="10.5pt" style:font-size-asian="10.5pt" style:font-size-complex="10.5pt"/>
    </style:style>
    <style:style style:name="T40" style:family="text">
      <style:text-properties fo:color="#000000" fo:font-size="10.5pt" style:font-size-asian="10.5pt" style:font-style-asian="normal" style:font-size-complex="10.5pt" style:font-style-complex="normal"/>
    </style:style>
    <style:style style:name="T41" style:family="text">
      <style:text-properties fo:color="#000000" fo:font-size="10.5pt" officeooo:rsid="00155841" style:font-size-asian="10.5pt" style:font-style-asian="normal" style:font-size-complex="10.5pt" style:font-style-complex="normal"/>
    </style:style>
    <style:style style:name="T42" style:family="text">
      <style:text-properties fo:color="#000000" fo:font-size="10.5pt" officeooo:rsid="00285d36" style:font-size-asian="10.5pt" style:font-style-asian="normal" style:font-size-complex="10.5pt" style:font-style-complex="normal"/>
    </style:style>
    <style:style style:name="T43" style:family="text">
      <style:text-properties fo:font-size="12pt" style:font-size-asian="12pt" style:font-size-complex="12pt"/>
    </style:style>
    <style:style style:name="T44" style:family="text">
      <style:text-properties fo:font-size="12pt" officeooo:rsid="001422a5" style:font-size-asian="12pt" style:font-size-complex="12pt"/>
    </style:style>
    <style:style style:name="T45" style:family="text">
      <style:text-properties fo:font-size="12pt" officeooo:rsid="00199f17" style:font-size-asian="12pt" style:font-size-complex="12pt"/>
    </style:style>
    <style:style style:name="T46" style:family="text">
      <style:text-properties style:font-size-asian="12.25pt"/>
    </style:style>
    <style:style style:name="T47" style:family="text">
      <style:text-properties fo:color="#ff9900" fo:font-size="12pt" style:font-size-asian="12pt" style:font-size-complex="12pt"/>
    </style:style>
    <style:style style:name="T48" style:family="text">
      <style:text-properties fo:color="#ff9900" fo:font-size="12pt" officeooo:rsid="0030492c" style:font-size-asian="12pt" style:font-size-complex="12pt"/>
    </style:style>
    <style:style style:name="T49" style:family="text">
      <style:text-properties fo:color="#ff9900" fo:font-size="13pt" style:font-size-asian="13pt" style:font-size-complex="13pt"/>
    </style:style>
    <style:style style:name="T50" style:family="text">
      <style:text-properties fo:color="#ff9900" fo:font-size="13pt" officeooo:rsid="0030925e" style:font-size-asian="13pt" style:font-size-complex="13pt"/>
    </style:style>
    <style:style style:name="T51" style:family="text">
      <style:text-properties style:font-name="SimSun"/>
    </style:style>
    <style:style style:name="T52" style:family="text">
      <style:text-properties style:font-name="SimSun" fo:font-style="italic" style:font-style-asian="italic" style:font-style-complex="italic"/>
    </style:style>
    <style:style style:name="T53" style:family="text">
      <style:text-properties style:font-name-asian="CMSLTT10" style:font-name-complex="CMSLTT10"/>
    </style:style>
    <style:style style:name="T54" style:family="text">
      <style:text-properties officeooo:rsid="0033f2ee" style:font-name-asian="CMSLTT10" style:font-name-complex="CMSLTT10"/>
    </style:style>
    <style:style style:name="T55" style:family="text">
      <style:text-properties style:text-line-through-style="none" style:text-line-through-type="none" style:text-underline-style="none" style:font-name-asian="Courier New" style:font-name-complex="Courier New"/>
    </style:style>
    <style:style style:name="T56" style:family="text">
      <style:text-properties fo:color="#800000"/>
    </style:style>
    <style:style style:name="T57" style:family="text">
      <style:text-properties fo:color="#800000" fo:font-size="14pt" style:font-size-asian="14pt" style:font-size-complex="14pt"/>
    </style:style>
    <style:style style:name="T58" style:family="text">
      <style:text-properties fo:color="#800000" fo:font-size="14pt" officeooo:rsid="003599dc" style:font-size-asian="14pt" style:font-size-complex="14pt"/>
    </style:style>
    <style:style style:name="T59" style:family="text">
      <style:text-properties fo:color="#800000" officeooo:rsid="002e741f"/>
    </style:style>
    <style:style style:name="T60" style:family="text">
      <style:text-properties fo:color="#800000" officeooo:rsid="003599dc"/>
    </style:style>
    <style:style style:name="T61" style:family="text">
      <style:text-properties fo:color="#800000" officeooo:rsid="0036ef04"/>
    </style:style>
    <style:style style:name="T62" style:family="text">
      <style:text-properties officeooo:rsid="000941cc"/>
    </style:style>
    <style:style style:name="T63" style:family="text">
      <style:text-properties officeooo:rsid="000a5484"/>
    </style:style>
    <style:style style:name="T64" style:family="text">
      <style:text-properties officeooo:rsid="000beb19"/>
    </style:style>
    <style:style style:name="T65" style:family="text">
      <style:text-properties officeooo:rsid="000e789d"/>
    </style:style>
    <style:style style:name="T66" style:family="text">
      <style:text-properties officeooo:rsid="000f5018"/>
    </style:style>
    <style:style style:name="T67" style:family="text">
      <style:text-properties officeooo:rsid="00101baa"/>
    </style:style>
    <style:style style:name="T68" style:family="text">
      <style:text-properties style:font-size-asian="10.5pt" style:font-size-complex="10.5pt"/>
    </style:style>
    <style:style style:name="T69" style:family="text">
      <style:text-properties officeooo:rsid="00101baa" style:font-size-asian="10.5pt" style:font-size-complex="10.5pt"/>
    </style:style>
    <style:style style:name="T70" style:family="text">
      <style:text-properties officeooo:rsid="001422a5" style:font-size-asian="10.5pt" style:font-size-complex="10.5pt"/>
    </style:style>
    <style:style style:name="T71" style:family="text">
      <style:text-properties officeooo:rsid="00199f17" style:font-size-asian="10.5pt" style:font-size-complex="10.5pt"/>
    </style:style>
    <style:style style:name="T72" style:family="text">
      <style:text-properties officeooo:rsid="002478c7" style:font-size-asian="10.5pt" style:font-size-complex="10.5pt"/>
    </style:style>
    <style:style style:name="T73" style:family="text">
      <style:text-properties officeooo:rsid="00148be1"/>
    </style:style>
    <style:style style:name="T74" style:family="text">
      <style:text-properties officeooo:rsid="001a3df3"/>
    </style:style>
    <style:style style:name="T75" style:family="text">
      <style:text-properties officeooo:rsid="0021e9fe"/>
    </style:style>
    <style:style style:name="T76" style:family="text">
      <style:text-properties officeooo:rsid="002478c7"/>
    </style:style>
    <style:style style:name="T77" style:family="text">
      <style:text-properties officeooo:rsid="0025b25a"/>
    </style:style>
    <style:style style:name="T78" style:family="text">
      <style:text-properties officeooo:rsid="002d3da3"/>
    </style:style>
    <style:style style:name="T79" style:family="text">
      <style:text-properties officeooo:rsid="002e741f"/>
    </style:style>
    <style:style style:name="T80" style:family="text">
      <style:text-properties officeooo:rsid="0030925e"/>
    </style:style>
    <style:style style:name="T81" style:family="text">
      <style:text-properties officeooo:rsid="0033f2ee"/>
    </style:style>
    <style:style style:name="T82" style:family="text">
      <style:text-properties officeooo:rsid="003599dc"/>
    </style:style>
    <style:style style:name="T83" style:family="text">
      <style:text-properties officeooo:rsid="0036ef04"/>
    </style:style>
    <style:style style:name="T84" style:family="text">
      <style:text-properties officeooo:rsid="00399c91"/>
    </style:style>
    <style:style style:name="T85" style:family="text">
      <style:text-properties officeooo:rsid="00399c91" style:font-style-asian="normal" style:font-style-complex="normal"/>
    </style:style>
    <style:style style:name="T86" style:family="text">
      <style:text-properties officeooo:rsid="003b389f" style:font-style-asian="normal" style:font-style-complex="normal"/>
    </style:style>
    <style:style style:name="T87" style:family="text">
      <style:text-properties officeooo:rsid="003dac02" style:font-style-asian="normal" style:font-style-complex="normal"/>
    </style:style>
    <style:style style:name="T88" style:family="text">
      <style:text-properties officeooo:rsid="0040468a" style:font-style-asian="normal" style:font-style-complex="normal"/>
    </style:style>
    <style:style style:name="T89" style:family="text">
      <style:text-properties fo:color="#ff0066"/>
    </style:style>
    <style:style style:name="T90" style:family="text">
      <style:text-properties officeooo:rsid="00399c91" style:font-size-asian="13pt" style:font-size-complex="13pt"/>
    </style:style>
    <style:style style:name="T91" style:family="text">
      <style:text-properties officeooo:rsid="00105f7d" style:font-size-asian="13pt" style:font-size-complex="13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text:span text:style-name="T79">B - </text:span>Problématique de classification sous R :</text:p>
      <text:p text:style-name="P159"/>
      <text:p text:style-name="P159"><text:span text:style-name="T79">B.1 - </text:span>Problématique de classification </text:p>
      <text:p text:style-name="P125"><text:span text:style-name="T59">B.1.1 - </text:span><text:span text:style-name="T56">Les arbres de décision</text:span></text:p>
      <text:p text:style-name="P124"><text:span text:style-name="T48">B.1.1.1 - </text:span><text:span text:style-name="T47">Notion d'entropie :</text:span> </text:p>
      <text:p text:style-name="P186"><text:span text:style-name="T48">B.1.1.2 - </text:span><text:span text:style-name="T47">Notion </text:span><text:span text:style-name="T48">de gain d'information</text:span><text:span text:style-name="T47"> :</text:span> </text:p>
      <text:p text:style-name="P168"><text:span text:style-name="T80">B.1.1.3 - </text:span>Arbre de décision sous R :</text:p>
      <text:p text:style-name="P182"><text:span text:style-name="T19">B.1.1.3.1 - </text:span><text:span text:style-name="T18">Rpart</text:span></text:p>
      <text:p text:style-name="P182"><text:span text:style-name="T19">B.1.1.3.2 - </text:span><text:span text:style-name="T18">Party</text:span><text:span text:style-name="T57"><text:line-break/></text:span><text:span text:style-name="T50">B.1.1.4 - </text:span><text:span text:style-name="T49">Revolution R Entreprise et la classification</text:span></text:p>
      <text:p text:style-name="P159"><text:span text:style-name="T79">B.1.2 - </text:span>Foret de décision</text:p>
      <text:p text:style-name="P125"><text:span text:style-name="T59">B.1.3 - </text:span><text:span text:style-name="T56">Régression :</text:span></text:p>
      <text:p text:style-name="P149"><text:span text:style-name="T81">B.1.3.1 - </text:span>Régression linéaire :</text:p>
      <text:p text:style-name="P149"><text:span text:style-name="T54">B.1.3.2 - </text:span><text:span text:style-name="T53">Régression logistique :</text:span></text:p>
      <text:p text:style-name="P152"><text:span text:style-name="T81">B.1.3.3 - </text:span>Régression linéaire générale :</text:p>
      <text:p text:style-name="P171"><text:span text:style-name="T58">B.2 - Mo</text:span><text:span text:style-name="T57">dèle d’appétence : Prédire les migrations prépayé =&gt; post payé</text:span></text:p>
      <text:p text:style-name="P163"><text:span text:style-name="T82">B.2.1 – Problématique </text:span></text:p>
      <text:p text:style-name="P126"><text:span text:style-name="T60">B.2.</text:span><text:span text:style-name="T61">2</text:span><text:span text:style-name="T60"> – Pr</text:span><text:span text:style-name="T61">éparation des données</text:span><text:span text:style-name="T60"> </text:span></text:p>
      <text:p text:style-name="P163"><text:span text:style-name="T82">B.2.3 – Problématique </text:span></text:p>
      <text:p text:style-name="P169"><text:span text:style-name="T84">B.2.3.1 - </text:span>Liste des scriptes :</text:p>
      <text:p text:style-name="P203"><text:span text:style-name="T90">B.2.3.2 - Scoring des modèles</text:span><text:span text:style-name="T91"> :</text:span></text:p>
      <text:p text:style-name="P200"><text:span text:style-name="T85">B.2.3.2.</text:span><text:span text:style-name="T86">1 – Tests de validité</text:span><text:span text:style-name="T40"> :</text:span></text:p>
      <text:p text:style-name="P200"><text:span text:style-name="T85">B.2.3.2.</text:span><text:span text:style-name="T88">2</text:span><text:span text:style-name="T86"> – </text:span><text:span text:style-name="T88">Rafraîchissement des modèles</text:span><text:span text:style-name="T40"> :</text:span></text:p>
      <text:p text:style-name="P200"><text:span text:style-name="T85">B.2.3.2.</text:span><text:span text:style-name="T88">3</text:span><text:span text:style-name="T86"> – </text:span><text:span text:style-name="T88">Industrialisation </text:span><text:span text:style-name="T40">:</text:span></text:p>
      <text:p text:style-name="P1">_________________________________________________</text:p>
      <text:p text:style-name="P1"><text:span text:style-name="T79">B - </text:span>Problématique de classification sous R :</text:p>
      <text:p text:style-name="P2"/>
      <text:p text:style-name="P2"><text:span text:style-name="T79">B.1 - </text:span>Problématique de classification </text:p>
      <text:p text:style-name="P2"/>
      <text:p text:style-name="P5">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5"/>
      <text:p text:style-name="P5">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5">Parmi les méthodes de résolution des problèmes de classification on site les algorithmes suivants :</text:p>
      <text:list xml:id="list2412120393015078379" text:style-name="L1">
        <text:list-item>
          <text:p text:style-name="P92">Classificateur de Bayes </text:p>
        </text:list-item>
        <text:list-item>
          <text:p text:style-name="P92">Analyse discriminante et classificateur de Fisher </text:p>
        </text:list-item>
        <text:list-item>
          <text:p text:style-name="P92">kppv </text:p>
        </text:list-item>
        <text:list-item>
          <text:p text:style-name="P92">Arbres de décision </text:p>
        </text:list-item>
        <text:list-item>
          <text:p text:style-name="P92">Random forest</text:p>
        </text:list-item>
        <text:list-item>
          <text:p text:style-name="P92">Réseaux de neurones </text:p>
        </text:list-item>
        <text:list-item>
          <text:p text:style-name="P92">Séparateurs à vaste marge (SVM) </text:p>
        </text:list-item>
      </text:list>
      <text:p text:style-name="P5">Au niveau de l'étude du modèle pris comme exemple dans ce qui suit deux méthodes seront prises en charge lors de la classification : l'arbre de décision et Random forest. </text:p>
      <text:p text:style-name="P21"><text:s text:c="3"/></text:p>
      <text:p text:style-name="P2"><text:span text:style-name="T79">B.1.1 - </text:span>Les arbres de décision</text:p>
      <text:p text:style-name="P2"><text:soft-page-break/></text:p>
      <text:p text:style-name="P74">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69">On distingue notamment deux cas d’utilisation de ces modèles :</text:p>
      <text:list xml:id="list9048628665177526510" text:style-name="L2">
        <text:list-item>
          <text:p text:style-name="P86">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86">on utilise les arbres de régression pour expliquer et/ou prédire les valeurs prise par une variable dépendante quantitative, en fonction de variables explicatives quantitatives et/ou qualitatives.</text:p>
        </text:list-item>
      </text:list>
      <text:p text:style-name="P27">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27">C’est une technique supervisée car on utilise un ensemble de données pour lequel on connaît la valeur de la variable cible affin de construire l’arbre :</text:p>
      <text:p text:style-name="P26"/>
      <text:list xml:id="list5217170552305623980" text:style-name="L3">
        <text:list-item>
          <text:p text:style-name="P111">L’arbre est construit en séparant les données en des sous ensembles en fonction de la valeur d’une caractéristique d’entée d’une manière récursive.</text:p>
        </text:list-item>
        <text:list-item>
          <text:p text:style-name="P111">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111">Une variable d’entrée est sélectionnée à chaque nœud intérieur de l’arbre selon une méthode qui dépend de l’algorithme. </text:p>
        </text:list-item>
        <text:list-item>
          <text:p text:style-name="P111">Chaque arête vers un nœud fils correspond à un ensemble de valeurs d’une variable d’entrée. </text:p>
        </text:list-item>
        <text:list-item>
          <text:p text:style-name="P111">Chaque feuille représente soit une valeur cible soit une distribution de probabilité des valeurs cibles possibles. </text:p>
        </text:list-item>
        <text:list-item>
          <text:p text:style-name="P111">La combinaison des valeurs d’entrées est représentée par le chemin de la racine vers la cible (la feuille).</text:p>
          <text:p text:style-name="P111"/>
        </text:list-item>
      </text:list>
      <text:p text:style-name="P122">Parlant des notions sur lesquels reposent le traitement lors de la création de l'arbre :</text:p>
      <text:p text:style-name="P122"/>
      <text:p text:style-name="P28"><text:span text:style-name="T48">B.1.1.1 - </text:span><text:span text:style-name="T47">Notion d'entropie :</text:span> </text:p>
      <text:p text:style-name="P28"/>
      <text:p text:style-name="P28">L'entropie d'un système désigne le niveau de désordre de ses éléments. L'entropie au niveau de l'arbre de décision est présenter au tant qu'une valeur entre 0 et 1 de la façon suivante :</text:p>
      <text:list xml:id="list2384487148357567719" text:style-name="L4">
        <text:list-item>
          <text:p text:style-name="P121">Les observations du système appartient à une même classe (entropie = 0)</text:p>
        </text:list-item>
        <text:list-item>
          <text:p text:style-name="P121">Si les classes prédéfinies sont uniformément distribuées dans les observations du système (entropie = 1) </text:p>
        </text:list-item>
        <text:list-item>
          <text:p text:style-name="P121">Si le système contient des observations distribuée aléatoirement sur les classes, là l'entropie est entre 0 et 1 </text:p>
        </text:list-item>
      </text:list>
      <text:p text:style-name="P28">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28"/>
      <text:list xml:id="list164101895266896" text:continue-numbering="true" text:style-name="L4">
        <text:list-header>
          <text:p text:style-name="P183">L'entropie H d'un ensemble d'observations D avec un ensemble de k classes (C) se calcule de la façon suivante :</text:p>
        </text:list-header>
      </text:list>
      <text:p text:style-name="P71"><text:tab/><text:tab/><text:tab/><text:tab/>H(D) = <text:s text:c="2"/><draw:frame draw:style-name="fr1" draw:name="Object2" text:anchor-type="as-char" svg:y="-0.377cm" svg:width="5.147cm" svg:height="0.531cm" draw:z-index="0"><draw:object xlink:href="./Object 2" xlink:type="simple" xlink:show="embed" xlink:actuate="onLoad"/><draw:image xlink:href="./ObjectReplacements/Object 2" xlink:type="simple" xlink:show="embed" xlink:actuate="onLoad"/></draw:frame></text:p>
      <text:p text:style-name="P71"><text:tab/>où P :</text:p>
      <text:p text:style-name="P71"><text:tab/><text:tab/><text:tab/><text:tab/><text:tab/><text:tab/><draw:frame draw:style-name="fr1" draw:name="Object3" text:anchor-type="as-char" svg:y="-0.619cm" svg:width="2.394cm" svg:height="0.998cm" draw:z-index="1"><draw:object xlink:href="./Object 3" xlink:type="simple" xlink:show="embed" xlink:actuate="onLoad"/><draw:image xlink:href="./ObjectReplacements/Object 3" xlink:type="simple" xlink:show="embed" xlink:actuate="onLoad"/></draw:frame></text:p>
      <text:p text:style-name="P71"><text:soft-page-break/><text:tab/> i : nombre d'observations d'une classe Ci <text:s/></text:p>
      <text:p text:style-name="P71"><text:tab/>n : nombre d'observations totale dans D</text:p>
      <text:p text:style-name="P71">On introduit ensuite la notion de l'entropie pondérée qui est calculée à chaque décision (division) :</text:p>
      <text:p text:style-name="P71"><text:tab/><text:tab/><text:tab/><text:tab/><draw:frame draw:style-name="fr1" draw:name="Object4" text:anchor-type="as-char" svg:y="-0.683cm" svg:width="6.641cm" svg:height="1.062cm" draw:z-index="2"><draw:object xlink:href="./Object 4" xlink:type="simple" xlink:show="embed" xlink:actuate="onLoad"/><draw:image xlink:href="./ObjectReplacements/Object 4" xlink:type="simple" xlink:show="embed" xlink:actuate="onLoad"/></draw:frame><text:tab/></text:p>
      <text:p text:style-name="P71">L : à gauche R : à droite </text:p>
      <text:p text:style-name="P71"/>
      <text:p text:style-name="P185"><text:span text:style-name="T48">B.1.1.2 - </text:span><text:span text:style-name="T47">Notion </text:span><text:span text:style-name="T48">de gain d'information</text:span><text:span text:style-name="T47"> :</text:span> </text:p>
      <text:p text:style-name="P185"/>
      <text:p text:style-name="P71">Le gain d'information qui désigne la réduction de l'entropie après avoir pris une décision ou division est calculé comme suit :</text:p>
      <text:p text:style-name="P71"><text:tab/><text:tab/><text:tab/><text:tab/><draw:frame draw:style-name="fr1" draw:name="Object5" text:anchor-type="as-char" svg:y="-0.377cm" svg:width="6.625cm" svg:height="0.531cm" draw:z-index="3"><draw:object xlink:href="./Object 5" xlink:type="simple" xlink:show="embed" xlink:actuate="onLoad"/><draw:image xlink:href="./ObjectReplacements/Object 5" xlink:type="simple" xlink:show="embed" xlink:actuate="onLoad"/></draw:frame> </text:p>
      <text:p text:style-name="P71"/>
      <text:p text:style-name="P27">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h text:style-name="P75" text:outline-level="3">Résultats des arbres de classification et de régression : Tableau de classification et courbe ROC </text:h>
      <text:p text:style-name="P73">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72"><text:span text:style-name="T38">La courbe ROC (Receiver Operating Characteristics) permet de visualiser la performance d'un modèle, et de la comparer cette performance à celle d'autres modèles. Les termes utilisés viennent de la théorie de détection du signal.</text:span> </text:p>
      <text:p text:style-name="P2"><text:span text:style-name="T46"><text:s/></text:span><text:span text:style-name="T6">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39"> </text:span></text:p>
      <text:p text:style-name="P5"/>
      <text:p text:style-name="P167"><text:span text:style-name="T80">B.1.1.3 - </text:span>Arbre de décision sous R :</text:p>
      <text:p text:style-name="P55"/>
      <text:p text:style-name="P136"><text:span text:style-name="T80">B.1.1.3.1 - </text:span>Rpart</text:p>
      <text:p text:style-name="P55"/>
      <text:p text:style-name="P2"><text:span text:style-name="T6"><text:s/>Les données seront stockées sous format </text:span><text:span text:style-name="T8">data.frame </text:span><text:span text:style-name="T7">(la classe standard d'un set de données sous Open Source R) et la bibliothèque qui gère les arbres de décision est '</text:span><text:span text:style-name="T8">rapart</text:span><text:span text:style-name="T7">' téléchargeable sur </text:span><text:a xlink:type="simple" xlink:href="https://goo.gl/Gc5fdj" text:style-name="Internet_20_link" text:visited-style-name="Visited_20_Internet_20_Link"><text:span text:style-name="T28">https://goo.gl/Gc5fdj</text:span></text:a><text:span text:style-name="T7">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49"/>
      <text:p text:style-name="P49">Utilisation de Rpart :</text:p>
      <text:p text:style-name="P49">étape 1 : importer la bibliothèque <text:line-break/> <text:s text:c="2"/>&gt; library(rpart)</text:p>
      <text:p text:style-name="P49">étape 2 : décider le type du modèle sortie voulue :</text:p>
      <text:p text:style-name="P49"><text:s text:c="3"/>par catégorie ⇒ method = 'class'</text:p>
      <text:p text:style-name="P49"><text:s text:c="3"/>continue ⇒ method = 'anova'</text:p>
      <text:p text:style-name="P49"><text:s text:c="3"/>modèle poisson ⇒ method = 'poisson' </text:p>
      <text:p text:style-name="P49"><text:s text:c="3"/>survie ⇒ method = 'exp'</text:p>
      <text:p text:style-name="P49"><text:soft-page-break/><text:s/>étape 3 : </text:p>
      <text:p text:style-name="P49"><text:s text:c="2"/>créer le modèle avec l'appel à rpart() en pensant à choisir les bonnes valeurs pour les arguments de contrôle.<text:line-break/> <text:s/>étape 4 :</text:p>
      <text:p text:style-name="P49"><text:s text:c="3"/>évaluer le modèle et passer à la prédiction.</text:p>
      <text:p text:style-name="P49"/>
      <text:p text:style-name="P49">Les options de Rpart :</text:p>
      <text:p text:style-name="P49"/>
      <text:p text:style-name="P49">la fonction principale dans Rpart est rpart() qui prend en considération la création des modèles en précisant différents arguments tel que :</text:p>
      <text:p text:style-name="P2"><text:span text:style-name="T9">formula</text:span><text:span text:style-name="T10"> :</text:span><text:span text:style-name="T7"> la formule de prédiction sous la forme Y ~ X1 + X2 +X3…</text:span></text:p>
      <text:p text:style-name="P49"><text:span text:style-name="T52">data</text:span><text:span text:style-name="T51"> :</text:span> le set d'apprentissage </text:p>
      <text:p text:style-name="P49"><text:span text:style-name="T52">method</text:span><text:span text:style-name="T51"> :</text:span> détermine le type de la règle de répartition (classification, anova, poisson ou exponentielle) </text:p>
      <text:p text:style-name="P49"><text:span text:style-name="T52">params</text:span><text:span text:style-name="T51"> : </text:span>les paramètres de la méthode choisie sous forme de liste. <text:line-break/><text:span text:style-name="T52">na.action</text:span><text:span text:style-name="T51"> :</text:span> comment la construction du modèle va gérer les valeurs nulles. <text:line-break/><text:span text:style-name="T52">control</text:span><text:span text:style-name="T51"> :</text:span> liste des paramètres de contrôle de la classe rpart.control qui contient les arguments suivants </text:p>
      <text:list xml:id="list7915897984622867823" text:style-name="L5">
        <text:list-item>
          <text:p text:style-name="P128"><text:span text:style-name="T52">minsplit</text:span><text:span text:style-name="T51"> :</text:span> le nombre minimum d'observations qui doivent exister dans un nœud pour en faire un split. </text:p>
        </text:list-item>
        <text:list-item>
          <text:p text:style-name="P128"><text:span text:style-name="T52">Minbucket</text:span><text:span text:style-name="T51"> :</text:span> le nombre minimum d'observations dans une feuille. Si l'un des deux (minsplit et minbucket) est spécifié on l'autre calculé de tel sorte que minsplit ← minbucket * 3.</text:p>
        </text:list-item>
        <text:list-item>
          <text:p text:style-name="P128"><text:span text:style-name="T52">cp</text:span><text:span text:style-name="T51"> :</text:span> Paramètre de complexité, <text:s/>tout split qui ne diminue pas l'ajustement par un facteur cp n'est pas tenté. Son rôle est d'économiser le temps de calcul en taillant les splits qui valent pas le coup. </text:p>
        </text:list-item>
        <text:list-item>
          <text:p text:style-name="P189"><text:span text:style-name="T52">maxcompete</text:span><text:span text:style-name="T51"> :</text:span> le nombre de fractionnements concurrents retenus dans la sortie, utile pour savoir qu'elle décision a été choisie et qu'elle variable a été choisie après. </text:p>
        </text:list-item>
        <text:list-item>
          <text:p text:style-name="P189"><text:span text:style-name="T52">maxsurrogate</text:span><text:span text:style-name="T51"> :</text:span> le nombre de divisions des substitutions retenues à la sortie. </text:p>
        </text:list-item>
        <text:list-item>
          <text:p text:style-name="P189"><text:span text:style-name="T52">usesurrogate</text:span><text:span text:style-name="T51"> :</text:span> comment utiliser les substitut dans le processus de fractionnement. <text:line-break/> <text:span text:style-name="T51">0</text:span> pour afficher seulement une valeur manquante pour la régler de séparation primaire n'est pas envoyée en bas de l'arbre. <text:line-break/> <text:span text:style-name="T51">1</text:span> signifie utiliser les substitut pour diviser les sujets manquants la variable primaire, si tous les substituts sont absents de l'observation elle ne sera pas divisée.</text:p>
          <text:p text:style-name="P189"><text:span text:style-name="T51"><text:s/>2</text:span> si tous les substituts sont manquante envoyer l'observation dans la majorité.</text:p>
        </text:list-item>
        <text:list-item>
          <text:p text:style-name="P189"><text:span text:style-name="T52">xval</text:span><text:span text:style-name="T51"> : </text:span>nombre de validations croisées (méthode d'estimation de fiabilité).</text:p>
        </text:list-item>
      </text:list>
      <text:p text:style-name="P76"/>
      <text:p text:style-name="P76"/>
      <text:p text:style-name="P136"><text:span text:style-name="T80">B.1.1.3.2 - </text:span>Party</text:p>
      <text:p text:style-name="P49"/>
      <text:p text:style-name="P49">Introduit par <text:span text:style-name="T36">Hothorn</text:span> en 2006 comme amélioration de l'approche de rpart lors de la construction des arbres de décision en proposant <text:span text:style-name="T73">d</text:span>es arbres Qui adresse<text:span text:style-name="T73">nt</text:span> l'overfitting et les variables biais de rpart en faisant appel à des variables statistiques. </text:p>
      <text:p text:style-name="P50"/>
      <text:p text:style-name="P49">Pour créer un arbre d'inférence conditionnelle sous party on fait appel à la directive :</text:p>
      <text:p text:style-name="P54"><text:tab/><text:span text:style-name="T39">&gt; library(party)</text:span></text:p>
      <text:p text:style-name="P22"><text:tab/>&gt; target &lt;- Var_cible ~ . # variable cible en rapport avec toutes les autres </text:p>
      <text:p text:style-name="P22"><text:tab/>&gt; cdt &lt;- ctree(target, data) # data indique le nom du dataframe</text:p>
      <text:p text:style-name="P23"><text:span text:style-name="T53"><text:tab/>&gt; plot(cdt,type="simple")</text:span><text:span text:style-name="T18"> </text:span></text:p>
      <text:p text:style-name="P156"><text:line-break/><text:span text:style-name="T50">B.1.1.4 - </text:span><text:span text:style-name="T49">Revolution R Entreprise et la classification</text:span></text:p>
      <text:p text:style-name="P2"/>
      <text:p text:style-name="P49">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2923941276792109310" text:style-name="L6">
        <text:list-item>
          <text:p text:style-name="P129">Prédire les caractéristiques des patients qui sont associés à un risque élevé, par exemple, une crise cardiaque.</text:p>
        </text:list-item>
        <text:list-item>
          <text:p text:style-name="P129"><text:soft-page-break/>Décider ou non d'offrir un prêt à une personne sur la base de caractéristiques individuelles.</text:p>
        </text:list-item>
        <text:list-item>
          <text:p text:style-name="P129">Prédire le taux de rendement des différentes stratégies d'investissement.</text:p>
        </text:list-item>
      </text:list>
      <text:p text:style-name="P49">La fonction rxDTree correspond aux modèles d'arbres à l'aide d'un algorithme de partitionnement récursif basé binning. Le modèle résultant est similaire à celle produite par l'ensemble de rpart recommandé (Therneau &amp; Atkinson, 1997). Les deux arbres de type de classification et d'arbres de type de régression sont pris en charge,</text:p>
      <text:p text:style-name="P49"/>
      <text:p text:style-name="P49">L'algorithme de <text:s/>rxDTree :</text:p>
      <text:p text:style-name="P49"/>
      <text:p text:style-name="P49">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49"/>
      <text:p text:style-name="P49">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49">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49"/>
      <text:p text:style-name="P49">Créer un arbre simple avec rxDtree() :</text:p>
      <text:p text:style-name="P56"><text:span text:style-name="T17">rxArbre &lt;- rxDTree(Cible ~ Var1 + Var2 + Var3, </text:span><text:span text:style-name="T55">data = donnes, cp=0.01) </text:span></text:p>
      <text:p text:style-name="P57"/>
      <text:p text:style-name="P49">L'objet retourné est un objet de rxDTree de classe. La classe rxDTree, bien sûr, a des composants similaires à un objet rpart : frame, cptable, splits, etc. En fait, la fonction rxAddInheritance ajoute l'héritage rpart aux objets rxDTree.</text:p>
      <text:p text:style-name="P49"/>
      <text:p text:style-name="P49">Créer un arbre pour des données larges :</text:p>
      <text:p text:style-name="P56"><text:span text:style-name="T17">airlineTree &lt;- rxDTree(CIble ~ Var1 + Var2 + Var3, </text:span><text:span text:style-name="T55">data=Grandes_Donnees, blocksPerRead=30, maxDepth=5, cp=1e-5) </text:span></text:p>
      <text:p text:style-name="P58">Le cp par défaut de 0 produit un très grand nombre de divisions; spécifiant cp = 1e-5 produit un ensemble plus gérable de scissions dans ce modèle.</text:p>
      <text:p text:style-name="P1"/>
      <text:p text:style-name="P157"><text:span text:style-name="T79">B.1.2 - </text:span>Foret de décision</text:p>
      <text:p text:style-name="P25"/>
      <text:p text:style-name="P36">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36">On peut exprimer le processus ainsi :</text:p>
      <text:p text:style-name="P26"><text:soft-page-break/><text:span text:style-name="T1">1- Créer </text:span><text:span text:style-name="T5">Q</text:span><text:span text:style-name="T1"> nouveaux ensembles d’apprentissage par double échantillonnage :</text:span></text:p>
      <text:p text:style-name="P24"><text:span text:style-name="T2"><text:tab/>- Bootstrap: </text:span><text:span text:style-name="T1">sur les observations, en utilisant un tirage avec remise d'un nombre </text:span><text:span text:style-name="T5">N</text:span><text:span text:style-name="T1"> <text:tab/>d'observations identique à celui des données d'origine,</text:span></text:p>
      <text:p text:style-name="P24"><text:span text:style-name="T1"><text:tab/>-Sur les </text:span><text:span text:style-name="T5">p</text:span><text:span text:style-name="T1"> </text:span><text:span text:style-name="T3">prédicateurs</text:span><text:span text:style-name="T1">, en n'en retenant qu'un échantillon de cardinal </text:span><text:span text:style-name="T1"><draw:frame draw:style-name="fr1" draw:name="Object1" text:anchor-type="as-char" svg:y="-0.415cm" svg:width="1.314cm" svg:height="0.504cm" draw:z-index="4"><draw:object xlink:href="./Object 1" xlink:type="simple" xlink:show="embed" xlink:actuate="onLoad"/><draw:image xlink:href="./ObjectReplacements/Object 1" xlink:type="simple" xlink:show="embed" xlink:actuate="onLoad"/><svg:desc>formule</svg:desc></draw:frame></text:span><text:span text:style-name="T4">avec remise</text:span><text:span text:style-name="T1">.</text:span></text:p>
      <text:p text:style-name="P35">2- On entraîne un arbre de décision selon une des techniques connues en limitant sa croissance par validation croisée (méthode d’estimation de fiabilité d’un modèle fondé sur une technique d’échantillonnage)</text:p>
      <text:p text:style-name="P35">3- On stocke les Q prédictions de la variable cible pour chaque observation d’origine. <text:line-break/></text:p>
      <text:p text:style-name="P38">Ce qui rend cette méthode un simple vote majoritaire. Le principal revers de cette méthode est que l'on perd l'aspect visuel des arbres de décision uniques. <text:s/></text:p>
      <text:p text:style-name="P38">Construire un arbre de décision unique fournit un modèle simple , mais il est souvent trop simple ou trop spécifique.De nombreux modèles qui travaillent ensemble sont souvent mieux qu'un modèle qui fait tout.</text:p>
      <text:p text:style-name="P38">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38">Créer un modèle randomForest : </text:p>
      <text:p text:style-name="P38"/>
      <text:p text:style-name="P53"><text:tab/>&gt; library(randomForest)</text:p>
      <text:p text:style-name="P22"><text:tab/>&gt; target &lt;- Cible ~ var1 + var2 + var3</text:p>
      <text:p text:style-name="P22"><text:tab/>&gt; rf &lt;- randomForest(target, data=donnees, ntree=1000, proximity=TRUE)</text:p>
      <text:p text:style-name="P1"/>
      <text:p text:style-name="P158"><text:span text:style-name="T79">B.1.3 - </text:span>Régression :</text:p>
      <text:p text:style-name="P2"/>
      <text:p text:style-name="P38">La régression est de construire une fonction des variables indépendantes (également connu en tant que <text:span text:style-name="T75">prédicateurs</text:span>)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38">Cette partie présentera les concepts de base et présentera des exemples de diverses techniques de régression.</text:p>
      <text:p text:style-name="P38">Dans un premier temps, il montre un exemple sur la construction d'un modèle de régression linéaire pour prédire les données. Après ça,il introduit la régression logistique. Le linéaire généralisé.</text:p>
      <text:p text:style-name="P38"/>
      <text:p text:style-name="P148"><text:span text:style-name="T81">B.1.3.1 - </text:span>Régression linéaire :</text:p>
      <text:p text:style-name="P38"/>
      <text:p text:style-name="P38">La régression linéaire est de prédire la réponse à une fonction linéaire de valeurs prédites comme suit:</text:p>
      <text:p text:style-name="P38"/>
      <text:p text:style-name="P39"><draw:frame draw:style-name="fr1" draw:name="Objet1" text:anchor-type="as-char" svg:y="-0.377cm" svg:width="5.228cm" svg:height="0.531cm" draw:z-index="5"><draw:object xlink:href="./Object 6" xlink:type="simple" xlink:show="embed" xlink:actuate="onLoad"/><draw:image xlink:href="./ObjectReplacements/Object 6" xlink:type="simple" xlink:show="embed" xlink:actuate="onLoad"/></draw:frame></text:p>
      <text:p text:style-name="P40"/>
      <text:p text:style-name="P59"><text:span text:style-name="T16">où </text:span><text:span text:style-name="T16"><draw:frame draw:style-name="fr1" draw:name="Objet2" text:anchor-type="as-char" svg:y="-0.377cm" svg:width="2.298cm" svg:height="0.531cm" draw:z-index="6"><draw:object xlink:href="./Object 7" xlink:type="simple" xlink:show="embed" xlink:actuate="onLoad"/><draw:image xlink:href="./ObjectReplacements/Object 7" xlink:type="simple" xlink:show="embed" xlink:actuate="onLoad"/></draw:frame></text:span><text:span text:style-name="T16">présentent les </text:span><text:span text:style-name="T23">prédicateurs</text:span><text:span text:style-name="T16"> et </text:span><text:span text:style-name="T16"><draw:frame draw:style-name="fr1" draw:name="Objet3" text:anchor-type="as-char" svg:y="-0.377cm" svg:width="0.503cm" svg:height="0.467cm" draw:z-index="7"><draw:object xlink:href="./Object 8" xlink:type="simple" xlink:show="embed" xlink:actuate="onLoad"/><draw:image xlink:href="./ObjectReplacements/Object 8" xlink:type="simple" xlink:show="embed" xlink:actuate="onLoad"/></draw:frame></text:span><text:span text:style-name="T16">est la variable à prédire.</text:span></text:p>
      <text:p text:style-name="P38"/>
      <text:p text:style-name="P38">Le modèle de régression linéaire est construit avec la fonction lm() sur des données avec des variables x1,x2, x3 et y <text:s/>comme suit:</text:p>
      <text:p text:style-name="P38"><text:s/><text:tab/></text:p>
      <text:p text:style-name="P47"><text:tab/>&gt; attach(donnees)</text:p>
      <text:p text:style-name="P47"><text:tab/>&gt; reg_Mod &lt;- lm(Y ~ x1 + x2 + x3)</text:p>
      <text:p text:style-name="P47"/>
      <text:p text:style-name="P41">Le modèle contient les coefficients sous forme de table reg_Mod$coefficients[[i]] pour un indice i.</text:p>
      <text:p text:style-name="P41"/>
      <text:p text:style-name="P150"><text:span text:style-name="T81">B.1.3.2 - </text:span>Régression logistique :</text:p>
      <text:p text:style-name="P46"/>
      <text:p text:style-name="P42">La régression logistique est utilisée pour prédire la probabilité d'occurrence d'un événement en obtenant des données pour une courbe logistique. Un modèle de régression logistique est construit comme l'équation suivante:</text:p>
      <text:p text:style-name="P42"/>
      <text:p text:style-name="P43"><text:soft-page-break/><draw:frame draw:style-name="fr1" draw:name="Objet4" text:anchor-type="as-char" svg:y="-0.621cm" svg:width="8.297cm" svg:height="1cm" draw:z-index="8"><draw:object xlink:href="./Object 9" xlink:type="simple" xlink:show="embed" xlink:actuate="onLoad"/><draw:image xlink:href="./ObjectReplacements/Object 9" xlink:type="simple" xlink:show="embed" xlink:actuate="onLoad"/><svg:desc>formule</svg:desc></draw:frame></text:p>
      <text:p text:style-name="P44">La régression logistique est construit avec la fonction glm () en réglant l'argument family = binomial </text:p>
      <text:p text:style-name="P44">(link = "logit"): </text:p>
      <text:p text:style-name="P48">&gt; glm(formula = Y ~ x1 + x2 + x3 ,family = binomial(link = "logit"), data = donnees)</text:p>
      <text:p text:style-name="P44"/>
      <text:p text:style-name="P151"><text:span text:style-name="T81">B.1.3.3 - </text:span>Régression linéaire générale :</text:p>
      <text:p text:style-name="P44"/>
      <text:p text:style-name="P44">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44"/>
      <text:p text:style-name="P60"><text:span text:style-name="T16"><text:tab/></text:span><text:span text:style-name="T24">&gt; data("bodyfat", package="mboost")</text:span></text:p>
      <text:p text:style-name="P61"><text:tab/>&gt; myFormula &lt;- DEXfat ~ age + waistcirc + hipcirc + elbowbreadth + kneebreadth</text:p>
      <text:p text:style-name="P61"><text:tab/>&gt; bodyfat.glm &lt;- glm(myFormula, family = gaussian("log"), data = bodyfat)</text:p>
      <text:p text:style-name="P61"><text:tab/>&gt; summary(bodyfat.glm)</text:p>
      <text:p text:style-name="P59"><text:span text:style-name="T58"/></text:p>
      <text:p text:style-name="P59"><text:span text:style-name="T58">B.2 - Mo</text:span><text:span text:style-name="T57">dèle d’appétence : Prédire les migrations prépayé =&gt; post payé</text:span></text:p>
      <text:p text:style-name="P59"><text:span text:style-name="T57"/></text:p>
      <text:p text:style-name="P160">B.2.1 – Problématique </text:p>
      <text:p text:style-name="P160"/>
      <text:p text:style-name="P70"><text:tab/><text:span text:style-name="T28">Les offres mobiles </text:span><text:span text:style-name="T30">Méditel</text:span><text:span text:style-name="T28"> sont classés en deux classes : des formules </text:span><text:span text:style-name="T31">pré-payées</text:span><text:span text:style-name="T28"> et des formules </text:span><text:span text:style-name="T31">post-payées</text:span><text:span text:style-name="T32">.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20"/>
      <text:p text:style-name="P5"><text:span text:style-name="T37">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33">(</text:span><text:span text:style-name="T34">montant mensuel rechargé</text:span><text:span text:style-name="T33">, Trafic </text:span><text:span text:style-name="T34">moyen national</text:span><text:span text:style-name="T33">, Trafic </text:span><text:span text:style-name="T34">moyen international</text:span><text:span text:style-name="T33">, Data, Passes, CRC, Ancienneté, Nombre </text:span><text:span text:style-name="T34">d'a</text:span><text:span text:style-name="T33">ppelants, </text:span><text:span text:style-name="T34">nombre d'appelés</text:span><text:span text:style-name="T33">, Suspensions..). </text:span></text:p>
      <text:p text:style-name="P16"/>
      <text:p text:style-name="P16">D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62">représentée par une des 3 classes disponibles dans le parc méditel :</text:span><text:line-break/>Nom de la variable : Plan_Cible_Catego</text:p>
      <text:p text:style-name="P17">Valeurs : ''Meditel Abonnement'', ''Pack Hany'', ''Pack Illimité'' ou ''Non migrant'' dans le cas de non migration.</text:p>
      <text:p text:style-name="P3"/>
      <table:table table:name="Table1" table:style-name="Table1">
        <table:table-column table:style-name="Table1.A"/>
        <table:table-column table:style-name="Table1.B"/>
        <table:table-row>
          <table:table-cell table:style-name="Table1.A1" office:value-type="string">
            <text:p text:style-name="P65">Modèle</text:p>
          </table:table-cell>
          <table:table-cell table:style-name="Table1.B1" office:value-type="string">
            <text:p text:style-name="P65">Prédiction migration Pré-payé→ Post-payé</text:p>
          </table:table-cell>
        </table:table-row>
        <table:table-row>
          <table:table-cell table:style-name="Table1.A2" office:value-type="string">
            <text:p text:style-name="P65">Principes du modèle </text:p>
          </table:table-cell>
          <table:table-cell table:style-name="Table1.B2" office:value-type="string">
            <text:list xml:id="list6314134231801965677" text:style-name="L7">
              <text:list-item>
                <text:p text:style-name="P210">Arbre de décision</text:p>
              </text:list-item>
              <text:list-item>
                <text:p text:style-name="P210">Régression</text:p>
              </text:list-item>
              <text:list-item>
                <text:p text:style-name="P210">Foret (Random Forest) </text:p>
              </text:list-item>
            </text:list>
          </table:table-cell>
        </table:table-row>
        <table:table-row>
          <table:table-cell table:style-name="Table1.A2" office:value-type="string">
            <text:p text:style-name="P65">Historique d’apprentissage</text:p>
          </table:table-cell>
          <table:table-cell table:style-name="Table1.B2" office:value-type="string">
            <text:p text:style-name="P65">12 mois d’activité : Du 15 Mar 2014 au 16 Fev 2015</text:p>
          </table:table-cell>
        </table:table-row>
        <table:table-row>
          <table:table-cell table:style-name="Table1.A2" office:value-type="string">
            <text:p text:style-name="P65">Variable à prédire</text:p>
          </table:table-cell>
          <table:table-cell table:style-name="Table1.B2" office:value-type="string">
            <text:p text:style-name="P64">Migration_prep_pos : 0 ou 1 </text:p>
            <text:list xml:id="list3645712766336967333" text:style-name="L8">
              <text:list-item>
                <text:p text:style-name="P106">''Meditel Abonnement''</text:p>
              </text:list-item>
              <text:list-item>
                <text:p text:style-name="P106">''Pack Hany''</text:p>
              </text:list-item>
              <text:list-item>
                <text:p text:style-name="P106"><text:soft-page-break/>''Pack Illimité'' </text:p>
              </text:list-item>
              <text:list-item>
                <text:p text:style-name="P106">''Non migrant''</text:p>
              </text:list-item>
            </text:list>
          </table:table-cell>
        </table:table-row>
        <table:table-row>
          <table:table-cell table:style-name="Table1.A2" office:value-type="string">
            <text:p text:style-name="P65">Variables macros de comportement</text:p>
          </table:table-cell>
          <table:table-cell table:style-name="Table1.B2" office:value-type="string">
            <text:list xml:id="list5194889311821150896" text:style-name="L9">
              <text:list-item>
                <text:p text:style-name="P211">MM<text:span text:style-name="T62">P</text:span>R (montant mensuel rechargé) </text:p>
              </text:list-item>
              <text:list-item>
                <text:p text:style-name="P213">Ancieneté </text:p>
              </text:list-item>
              <text:list-item>
                <text:p text:style-name="P211">Trafic_<text:span text:style-name="T64">national_out</text:span></text:p>
              </text:list-item>
              <text:list-item>
                <text:p text:style-name="P213">Trafic_intern_out</text:p>
              </text:list-item>
              <text:list-item>
                <text:p text:style-name="P211">Data</text:p>
              </text:list-item>
              <text:list-item>
                <text:p text:style-name="P211">Passes </text:p>
              </text:list-item>
              <text:list-item>
                <text:p text:style-name="P212">Nombre d’appelants</text:p>
              </text:list-item>
              <text:list-item>
                <text:p text:style-name="P212">Nombre d’appel<text:span text:style-name="T62">és</text:span></text:p>
              </text:list-item>
            </text:list>
          </table:table-cell>
        </table:table-row>
      </table:table>
      <text:p text:style-name="P25"><text:s/></text:p>
      <text:p text:style-name="P161">B.2.<text:span text:style-name="T83">2</text:span> – Pr<text:span text:style-name="T83">éparation des données</text:span> </text:p>
      <text:p text:style-name="P25"><text:tab/><text:span text:style-name="T28">L’apprentissage du modèle se fera sur un échantillon stratifié de la population qui représente les lignes actifs sur la période entre le 15 mars 2014 et le 16 février 2015. </text:span><text:span text:style-name="T29">Stratifié </text:span><text:span text:style-name="T28">de tel sorte que le pourcentage de la migration dans cet échantillon sera le même </text:span><text:span text:style-name="T29">pour toutes les classes de la variable cible</text:span><text:span text:style-name="T28">. Les étapes de la préparation des données sont comme suit :</text:span></text:p>
      <text:p text:style-name="P27"/>
      <text:list xml:id="list5858752844256431842" text:style-name="L10">
        <text:list-item>
          <text:p text:style-name="P112">Extraction et préparation des données depuis toutes les bases concernées. </text:p>
        </text:list-item>
        <text:list-item>
          <text:p text:style-name="P112">Création d’une table groupant les informations par numéro de la ligne.</text:p>
        </text:list-item>
        <text:list-item>
          <text:p text:style-name="P113">Choix et création des variables d'analyse.</text:p>
        </text:list-item>
        <text:list-item>
          <text:p text:style-name="P112">Calcule de la variable de décision de toutes la population. </text:p>
        </text:list-item>
        <text:list-item>
          <text:p text:style-name="P112">Échantillonnage de la population.</text:p>
        </text:list-item>
        <text:list-item>
          <text:p text:style-name="P115">Préservation des enregistrements dédiés à l'apprentissage.</text:p>
        </text:list-item>
      </text:list>
      <text:p text:style-name="P28"/>
      <text:p text:style-name="P29">Extraction et préparation des données depuis toutes les bases concernées :</text:p>
      <text:p text:style-name="P29"/>
      <text:p text:style-name="P5">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62">DMRT_OCT14, DMRT_OCT15, DMRT_FEV16, DMRT_AVRT15 ...</text:span></text:p>
      <text:p text:style-name="P4"><text:span text:style-name="T28">La table cible : - </text:span><text:span text:style-name="T29">Migrated_Model_DATA</text:span><text:line-break/> <text:s text:c="2"/></text:p>
      <text:p text:style-name="P29">Création d’une table groupant les données des autres tables</text:p>
      <text:p text:style-name="P29"/>
      <text:p text:style-name="P5">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6">Cette étape se fera en appelant le scripte 'préparation de données.R' qui contient des fonctions d'importations qui gère le format du datawarehouse et le transforme en format exploitable sous R. </text:p>
      <text:p text:style-name="P6">Ainsi les tables en format texte plat serons pris par R comme étant des objets <text:span text:style-name="T74">Data.frame avec des colonnes interprétables en R (convention des dates, lignes …). Des jointures entre les tables pour avoir les lignes de la période entière dans une seule table. </text:span></text:p>
      <text:p text:style-name="P33"/>
      <text:p text:style-name="P32">Choix et création de variables d'analyse</text:p>
      <text:p text:style-name="P29"/>
      <text:p text:style-name="P7"><text:span text:style-name="T63">Les données disponibles dans les dataframes importés depuis les datamarts sont exploitables dans l'analyse en calculant des valeurs statistiques pour représenter un comportement d'une ligne</text:span>.</text:p>
      <text:p text:style-name="P8">La fonction <text:span text:style-name="T36">data_model() </text:span><text:span text:style-name="T35">du scripte 'Preparation des données.R' veille à calculer les variables suivantes :</text:span></text:p>
      <text:p text:style-name="P14"/>
      <text:p text:style-name="P13"><text:soft-page-break/><draw:frame draw:style-name="fr1" draw:name="Object6" text:anchor-type="as-char" svg:y="-1.291cm" svg:width="4.768cm" svg:height="2.342cm" draw:z-index="9"><draw:object xlink:href="./Object 10" xlink:type="simple" xlink:show="embed" xlink:actuate="onLoad"/><draw:image xlink:href="./ObjectReplacements/Object 10" xlink:type="simple" xlink:show="embed" xlink:actuate="onLoad"/></draw:frame></text:p>
      <text:p text:style-name="P15">Montant moyen par recharge</text:p>
      <text:p text:style-name="P15"/>
      <text:p text:style-name="P15"><draw:frame draw:style-name="fr1" draw:name="Object7" text:anchor-type="as-char" svg:y="-1.291cm" svg:width="9.61cm" svg:height="2.342cm" draw:z-index="10"><draw:object xlink:href="./Object 11" xlink:type="simple" xlink:show="embed" xlink:actuate="onLoad"/><draw:image xlink:href="./ObjectReplacements/Object 11" xlink:type="simple" xlink:show="embed" xlink:actuate="onLoad"/></draw:frame></text:p>
      <text:p text:style-name="P15">durée moyenne d'un appel national</text:p>
      <text:p text:style-name="P15"/>
      <text:p text:style-name="P9"><text:span text:style-name="T35"><draw:frame draw:style-name="fr1" draw:name="Object8" text:anchor-type="as-char" svg:y="-1.291cm" svg:width="9.479cm" svg:height="2.342cm" draw:z-index="11"><draw:object xlink:href="./Object 12" xlink:type="simple" xlink:show="embed" xlink:actuate="onLoad"/><draw:image xlink:href="./ObjectReplacements/Object 12" xlink:type="simple" xlink:show="embed" xlink:actuate="onLoad"/></draw:frame></text:span><text:span text:style-name="T35"> </text:span></text:p>
      <text:p text:style-name="P15">durée moyenne d'un appel international</text:p>
      <text:p text:style-name="P15"/>
      <text:p text:style-name="P15"><draw:frame draw:style-name="fr1" draw:name="Object9" text:anchor-type="as-char" svg:y="-1.291cm" svg:width="8.853cm" svg:height="1.67cm" draw:z-index="12"><draw:object xlink:href="./Object 13" xlink:type="simple" xlink:show="embed" xlink:actuate="onLoad"/><draw:image xlink:href="./ObjectReplacements/Object 13" xlink:type="simple" xlink:show="embed" xlink:actuate="onLoad"/></draw:frame></text:p>
      <text:p text:style-name="P15">Volume moyen de data conso<text:span text:style-name="T77">m</text:span>mé<text:span text:style-name="T77">e</text:span></text:p>
      <text:p text:style-name="P12"/>
      <text:p text:style-name="P9"><text:span text:style-name="T35"><draw:frame draw:style-name="fr1" draw:name="Object10" text:anchor-type="as-char" svg:y="-1.291cm" svg:width="9.978cm" svg:height="1.67cm" draw:z-index="13"><draw:object xlink:href="./Object 14" xlink:type="simple" xlink:show="embed" xlink:actuate="onLoad"/><draw:image xlink:href="./ObjectReplacements/Object 14" xlink:type="simple" xlink:show="embed" xlink:actuate="onLoad"/></draw:frame></text:span><text:span text:style-name="T35"> <text:s/></text:span></text:p>
      <text:p text:style-name="P15">Nombre moyen d'appelants</text:p>
      <text:p text:style-name="P15"/>
      <text:p text:style-name="P13"><draw:frame draw:style-name="fr1" draw:name="Object11" text:anchor-type="as-char" svg:y="-1.291cm" svg:width="8.945cm" svg:height="1.67cm" draw:z-index="14"><draw:object xlink:href="./Object 15" xlink:type="simple" xlink:show="embed" xlink:actuate="onLoad"/><draw:image xlink:href="./ObjectReplacements/Object 15" xlink:type="simple" xlink:show="embed" xlink:actuate="onLoad"/></draw:frame></text:p>
      <text:p text:style-name="P15">Nombre moyen d’appelés </text:p>
      <text:p text:style-name="P15"/>
      <text:p text:style-name="P13"><draw:frame draw:style-name="fr1" draw:name="Object12" text:anchor-type="as-char" svg:y="-1.291cm" svg:width="6.071cm" svg:height="1.67cm" draw:z-index="15"><draw:object xlink:href="./Object 16" xlink:type="simple" xlink:show="embed" xlink:actuate="onLoad"/><draw:image xlink:href="./ObjectReplacements/Object 16" xlink:type="simple" xlink:show="embed" xlink:actuate="onLoad"/></draw:frame></text:p>
      <text:p text:style-name="P15">Nombre moyen de passes *3</text:p>
      <text:p text:style-name="P15"/>
      <text:p text:style-name="P13"><draw:frame draw:style-name="fr1" draw:name="Object13" text:anchor-type="as-char" svg:y="-1.291cm" svg:width="6.059cm" svg:height="1.67cm" draw:z-index="16"><draw:object xlink:href="./Object 17" xlink:type="simple" xlink:show="embed" xlink:actuate="onLoad"/><draw:image xlink:href="./ObjectReplacements/Object 17" xlink:type="simple" xlink:show="embed" xlink:actuate="onLoad"/></draw:frame></text:p>
      <text:p text:style-name="P15">Nombre moyen de passe *1</text:p>
      <text:p text:style-name="P34"/>
      <text:p text:style-name="P29">Calcule de la variable de décision de toutes la population</text:p>
      <text:p text:style-name="P29"/>
      <text:p text:style-name="P10">Pour obtenir la variable de décision il faut juste ségmenter les offres cibles de migration de tel sorte à avoir les classes: 'Pack Hany', 'Meditel Abonnement' et le 'Pack Illimité'. Et pour les lignes qui n'ont pas migré on aura la classe 'Non Migrant'.</text:p>
      <text:p text:style-name="P10">Les datamarts contient une indication aux plans cibles avec des codes qui peuvent <text:span text:style-name="T77">être</text:span> groupés de sorte :</text:p>
      <text:p text:style-name="P10"/>
      <text:p text:style-name="P10"><text:soft-page-break/><text:s text:c="2"/>han<text:span text:style-name="T65">y</text:span>&lt;- c("417","418","408","517") </text:p>
      <text:p text:style-name="P10"><text:s text:c="2"/>Illimite &lt;- c("462","464","463","465","520","518","457","458","459") </text:p>
      <text:p text:style-name="P10"><text:s text:c="2"/>Meditel_Abon &lt;- c("359","421","425","420","360","385","361","423","362","387","365") <text:s/></text:p>
      <text:p text:style-name="P10"/>
      <text:p text:style-name="P10">Avec ces vecteurs on <text:span text:style-name="T76">segmente</text:span> les lignes dans ces trois catégories et on associe 'Non Migrant' aux autres. </text:p>
      <text:p text:style-name="P30"/>
      <text:p text:style-name="P29">Échantillonnage de la population</text:p>
      <text:p text:style-name="P29"/>
      <text:p text:style-name="P5">La phase d’échantillonnage a plusieurs objectifs :</text:p>
      <text:p text:style-name="P5">-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65">25% Hany, </text:span><text:s/><text:span text:style-name="T66">25% Illimité, 25% Meditel abonnement</text:span> et <text:span text:style-name="T66">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65">over-</text:span>sampling) qui consiste à sur représenter la variable cible dans l’échantillon à avoir le même pourcentage de ces deux valeurs dans l’échantillon.</text:p>
      <text:p text:style-name="P5">- Créer un échantillon d’apprentissage et un échantillon de validation. <text:span text:style-name="T67">L'échantillon d'apprentissage</text:span> va permettre de construire le modèle d’appétence. Ce modèle sera appliqué pour prédire sur l’échantillon de validation affin de tester les performances du modèle <text:span text:style-name="T67">dans le cadre d'une validation croisée du modèle.</text:span><text:line-break/> <text:s text:c="3"/></text:p>
      <text:p text:style-name="P31"><text:span text:style-name="T67">Préservation des enregistrements dédiés à l'apprentissage</text:span> </text:p>
      <text:p text:style-name="P11"/>
      <text:p text:style-name="P18"><text:span text:style-name="T69">Pour un bon apprentissage on doit préserver les données complet pour en créer un bon modèle. Aucune valeur manquante (Na) ne devrait se trouver dans une variable dans le set d'apprentissage. La fonction </text:span><text:span text:style-name="T25">complete.cases</text:span><text:span text:style-name="T26">() </text:span><text:span text:style-name="T21">fait un</text:span><text:span text:style-name="T22">e</text:span><text:span text:style-name="T21"> restriction sur les valeurs manquantes et ne garde que les valeurs complètes. <text:line-break/></text:span></text:p>
      <text:p text:style-name="P162">B.2.<text:span text:style-name="T84">3</text:span> – Problématique </text:p>
      <text:p text:style-name="P62"/>
      <text:p text:style-name="P62"><text:span text:style-name="T84">B.2.3.1 - </text:span>Liste des scriptes :</text:p>
      <text:p text:style-name="P62"><text:s/></text:p>
      <text:p text:style-name="P19"><text:span text:style-name="T27">Preparation des donnees.R :</text:span><text:span text:style-name="T20"> qui groupe plusieurs fonctions pour importer et transformer les données issue des datamarts. </text:span></text:p>
      <text:p text:style-name="P51">Les fonctions du scripte:</text:p>
      <text:p text:style-name="P51"/>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81">Fonction</text:p>
            </table:table-cell>
            <table:table-cell table:style-name="Table2.A1" table:number-columns-spanned="2" office:value-type="string">
              <text:p text:style-name="P81">Entrées / Sorties</text:p>
            </table:table-cell>
            <table:covered-table-cell/>
            <table:table-cell table:style-name="Table2.D1" office:value-type="string">
              <text:p text:style-name="P81">Description</text:p>
            </table:table-cell>
          </table:table-row>
        </table:table-header-rows>
        <table:table-row table:style-name="Table2.2">
          <table:table-cell table:style-name="Table2.A2" table:number-rows-spanned="2" office:value-type="string">
            <text:p text:style-name="P66">importDMRT_MMXX()</text:p>
          </table:table-cell>
          <table:table-cell table:style-name="Table2.A2" office:value-type="string">
            <text:p text:style-name="P66">Entrées</text:p>
          </table:table-cell>
          <table:table-cell table:style-name="Table2.A2" office:value-type="string">
            <text:p text:style-name="P66">Nom du fichier plat du datamart</text:p>
          </table:table-cell>
          <table:table-cell table:style-name="Table2.D2" table:number-rows-spanned="2" office:value-type="string">
            <text:p text:style-name="P66">Cette fonction importe le fichier plat correspondant aux données d'un datamart en modifiant les formats de lecture des colonnes pour les rendre exploitables en R.</text:p>
          </table:table-cell>
        </table:table-row>
        <table:table-row table:style-name="Table2.3">
          <table:covered-table-cell/>
          <table:table-cell table:style-name="Table2.A2" office:value-type="string">
            <text:p text:style-name="P66">Sorties</text:p>
          </table:table-cell>
          <table:table-cell table:style-name="Table2.A2" office:value-type="string">
            <text:p text:style-name="P66">Data.frame du datamart </text:p>
          </table:table-cell>
          <table:covered-table-cell/>
        </table:table-row>
        <table:table-row>
          <table:table-cell table:style-name="Table2.A2" table:number-rows-spanned="2" office:value-type="string">
            <text:p text:style-name="P66">categories_Migration()</text:p>
          </table:table-cell>
          <table:table-cell table:style-name="Table2.A2" office:value-type="string">
            <text:p text:style-name="P66">Entrées</text:p>
          </table:table-cell>
          <table:table-cell table:style-name="Table2.A2" office:value-type="string">
            <text:p text:style-name="P66">Data.frame du datamart</text:p>
          </table:table-cell>
          <table:table-cell table:style-name="Table2.D2" table:number-rows-spanned="2" office:value-type="string">
            <text:p text:style-name="P66">Cette fonction retourne les plans de migration éxistants dans le datamart</text:p>
          </table:table-cell>
        </table:table-row>
        <table:table-row>
          <table:covered-table-cell/>
          <table:table-cell table:style-name="Table2.A2" office:value-type="string">
            <text:p text:style-name="P66">Sorties</text:p>
          </table:table-cell>
          <table:table-cell table:style-name="Table2.A2" office:value-type="string">
            <text:p text:style-name="P66">Vecteur de plans de migration</text:p>
          </table:table-cell>
          <table:covered-table-cell/>
        </table:table-row>
        <table:table-row table:style-name="Table2.6">
          <table:table-cell table:style-name="Table2.A2" table:number-rows-spanned="2" office:value-type="string">
            <text:p text:style-name="P67">data_model()</text:p>
          </table:table-cell>
          <table:table-cell table:style-name="Table2.A2" office:value-type="string">
            <text:p text:style-name="P66">Entrées</text:p>
          </table:table-cell>
          <table:table-cell table:style-name="Table2.A2" office:value-type="string">
            <text:p text:style-name="P66">Data.frame du datamart</text:p>
          </table:table-cell>
          <table:table-cell table:style-name="Table2.D2" table:number-rows-spanned="2" office:value-type="string">
            <text:p text:style-name="P66">Cette fonction calcule les colonnes dans un nouveau data.frame pour préparer les données pour la phase de la création du modèle</text:p>
          </table:table-cell>
        </table:table-row>
        <table:table-row>
          <table:covered-table-cell/>
          <table:table-cell table:style-name="Table2.A2" office:value-type="string">
            <text:p text:style-name="P66">Sorties</text:p>
          </table:table-cell>
          <table:table-cell table:style-name="Table2.A2" office:value-type="string">
            <text:p text:style-name="P66">Data.frame du modèle</text:p>
          </table:table-cell>
          <table:covered-table-cell/>
        </table:table-row>
        <table:table-row>
          <table:table-cell table:style-name="Table2.A2" table:number-rows-spanned="2" office:value-type="string">
            <text:p text:style-name="P66">remove_NA()</text:p>
          </table:table-cell>
          <table:table-cell table:style-name="Table2.A2" office:value-type="string">
            <text:p text:style-name="P66">Entrées</text:p>
          </table:table-cell>
          <table:table-cell table:style-name="Table2.A2" office:value-type="string">
            <text:p text:style-name="P66">Data.frame</text:p>
          </table:table-cell>
          <table:table-cell table:style-name="Table2.D2" table:number-rows-spanned="2" office:value-type="string">
            <text:p text:style-name="P66">Retourne un data.frame sans des valeurs nulles</text:p>
          </table:table-cell>
        </table:table-row>
        <table:table-row>
          <table:covered-table-cell/>
          <table:table-cell table:style-name="Table2.A2" office:value-type="string">
            <text:p text:style-name="P66">Sorties</text:p>
          </table:table-cell>
          <table:table-cell table:style-name="Table2.A2" office:value-type="string">
            <text:p text:style-name="P66">Data.frame</text:p>
          </table:table-cell>
          <table:covered-table-cell/>
        </table:table-row>
        <table:table-row table:style-name="Table2.10">
          <table:table-cell table:style-name="Table2.A2" table:number-rows-spanned="2" office:value-type="string">
            <text:p text:style-name="P66">NonDuplicate()</text:p>
          </table:table-cell>
          <table:table-cell table:style-name="Table2.A2" office:value-type="string">
            <text:p text:style-name="P66">Entrées</text:p>
          </table:table-cell>
          <table:table-cell table:style-name="Table2.A2" office:value-type="string">
            <text:p text:style-name="P66">Data.frame</text:p>
          </table:table-cell>
          <table:table-cell table:style-name="Table2.D2" table:number-rows-spanned="2" office:value-type="string">
            <text:p text:style-name="P66">Retourne un data.frame qui ne <text:soft-page-break/>contient que des lignes uniques</text:p>
          </table:table-cell>
        </table:table-row>
        <table:table-row>
          <table:covered-table-cell/>
          <table:table-cell table:style-name="Table2.A2" office:value-type="string">
            <text:p text:style-name="P66">Sorties</text:p>
          </table:table-cell>
          <table:table-cell table:style-name="Table2.A2" office:value-type="string">
            <text:p text:style-name="P66">Data.frame</text:p>
          </table:table-cell>
          <table:covered-table-cell/>
        </table:table-row>
        <table:table-row>
          <table:table-cell table:style-name="Table2.A2" table:number-rows-spanned="2" office:value-type="string">
            <text:p text:style-name="P68">nombreToLigne()</text:p>
          </table:table-cell>
          <table:table-cell table:style-name="Table2.A2" office:value-type="string">
            <text:p text:style-name="P66">Entrées</text:p>
          </table:table-cell>
          <table:table-cell table:style-name="Table2.A2" office:value-type="string">
            <text:p text:style-name="P68">Vecteur de lignes parsées en nombres</text:p>
          </table:table-cell>
          <table:table-cell table:style-name="Table2.D2" table:number-rows-spanned="2" office:value-type="string">
            <text:p text:style-name="P68">Les lignes deverons etre prises comme étant des <text:span text:style-name="T78">chaînes</text:span> de caractères.</text:p>
          </table:table-cell>
        </table:table-row>
        <table:table-row>
          <table:covered-table-cell/>
          <table:table-cell table:style-name="Table2.A2" office:value-type="string">
            <text:p text:style-name="P66">Sorties</text:p>
          </table:table-cell>
          <table:table-cell table:style-name="Table2.A2" office:value-type="string">
            <text:p text:style-name="P68">Vecteur de lignes comme étant des chaines de char</text:p>
          </table:table-cell>
          <table:covered-table-cell/>
        </table:table-row>
      </table:table>
      <text:p text:style-name="P45"/>
      <text:p text:style-name="P82"><text:span text:style-name="T43">Scripte passes1.R : <text:s/></text:span><text:span text:style-name="T68">Ce scripte fait preuve de fusion entre les données collectés et calculées avec les nouvelles valeurs de passes *1 et *3 issues des deux datamarts de passes.</text:span></text:p>
      <text:p text:style-name="P192"/>
      <text:p text:style-name="P77"><text:span text:style-name="T44">Arbres de decisions</text:span><text:span text:style-name="T43">.R : </text:span><text:span text:style-name="T68">qui g</text:span><text:span text:style-name="T70">ère les étapes de la création des arbres de décisions et les données </text:span><text:span text:style-name="T72">auxquelles</text:span><text:span text:style-name="T70"> elle serons basée sur. Ce scripte présente 3 solutions d'arbres de différentes bibliothèques :</text:span></text:p>
      <text:list xml:id="list2944917001589689765" text:style-name="L11">
        <text:list-item>
          <text:p text:style-name="P195">rpart() de la bibliothèque Rpart, arbre de décision classique sour Open source R.</text:p>
        </text:list-item>
        <text:list-item>
          <text:p text:style-name="P154"><text:span text:style-name="T15">ctree() de la bibliothèque Party, arbre</text:span><text:span text:style-name="T14"> </text:span><text:span text:style-name="T11">d'inférence conditionnelle.</text:span></text:p>
        </text:list-item>
        <text:list-item>
          <text:p text:style-name="P154"><text:span text:style-name="T12">r</text:span><text:span text:style-name="T13">xDtree() de la bibliothèque ScaleR, arbre crée par calcule multi-coeur et traitement par bloques.</text:span></text:p>
        </text:list-item>
      </text:list>
      <text:p text:style-name="P63"/>
      <text:p text:style-name="P83"><text:span text:style-name="T45">Regression</text:span><text:span text:style-name="T43">.R </text:span><text:span text:style-name="T45">: </text:span><text:span text:style-name="T71">ce scripte gère le calcule des regressions des classes en les traitant une par une avec une règle de l'un contre les autres (one vs all), qui va calculer la regression logistique (entre 0 et 1) de l'affectation d'une ligne vers une classe 1 ou les autres restantes 0 pour chacune des classes existantes. </text:span></text:p>
      <text:p text:style-name="P80"/>
      <text:p text:style-name="P78"><text:span text:style-name="T45">RandomForest</text:span><text:span text:style-name="T43">.R </text:span><text:span text:style-name="T45">: </text:span><text:span text:style-name="T71">ce scripte gère la création du random forest pour prédire la migration de la population en utilisant la bibliothèque RandomFrorest. </text:span></text:p>
      <text:p text:style-name="P79"/>
      <text:p text:style-name="P202"><text:span text:style-name="T84">B.2.3.2 - Scoring des modèles</text:span> :</text:p>
      <text:p text:style-name="P84"/>
      <text:p text:style-name="P85"><text:span text:style-name="T41"><text:tab/>L</text:span><text:span text:style-name="T40">a partie scoring tourne sur le teste </text:span><text:span text:style-name="T42">de la validité</text:span><text:span text:style-name="T40"> de ces modèles et savoir les performances, calculer la fiabilité du modèles et finaliser leur paramétrages pour enfin produire la version finale et l'introduire dans le milieu de production. Le scoring des modèles suivra des modèles de teste mathématiques et aussi d'autres variables décisionnelles prisent au sain de l'entreprise pour prévoir le déploiement, </text:span><text:span text:style-name="T42">la mise à jour et l'expiration des modèles.</text:span></text:p>
      <text:p text:style-name="P198"><text:span text:style-name="T85">B.2.3.2.</text:span><text:span text:style-name="T86">1 – Tests de validité</text:span><text:span text:style-name="T40"> :</text:span></text:p>
      <text:p text:style-name="P196"/>
      <text:p text:style-name="P196"><text:s/>– Arbres de décisions :</text:p>
      <text:p text:style-name="P196">– Régression :</text:p>
      <text:p text:style-name="P196">– RandomForest <text:s/>:</text:p>
      <text:p text:style-name="P52"/>
      <text:p text:style-name="P199"><text:span text:style-name="T85">B.2.3.2.</text:span><text:span text:style-name="T88">2</text:span><text:span text:style-name="T86"> – </text:span><text:span text:style-name="T88">Rafraîchissement des modèles</text:span><text:span text:style-name="T40"> :</text:span></text:p>
      <text:p text:style-name="P199"><text:span text:style-name="T85">B.2.3.2.</text:span><text:span text:style-name="T88">3</text:span><text:span text:style-name="T86"> – </text:span><text:span text:style-name="T88">Industrialisation </text:span><text:span text:style-name="T40">:</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roman" fo:font-size="12pt" style:font-name-asian="Courier New" style:font-family-asian="'Courier New', 'Courier New'" style:font-family-generic-asian="roman" style:font-size-asian="12pt" style:font-name-complex="Courier New" style:font-family-complex="'Courier New', 'Courier New'" style:font-family-generic-complex="roman"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538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5-19T16:40:59.745000000</dc:date>
    <meta:editing-duration>PT16H41M13S</meta:editing-duration>
    <meta:editing-cycles>100</meta:editing-cycles>
    <meta:generator>LibreOffice/5.0.5.2$Windows_x86 LibreOffice_project/55b006a02d247b5f7215fc6ea0fde844b30035b3</meta:generator>
    <meta:document-statistic meta:table-count="2" meta:image-count="0" meta:object-count="17" meta:page-count="11" meta:paragraph-count="300" meta:word-count="4584" meta:character-count="29819" meta:non-whitespace-character-count="25350"/>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6/content.xml><?xml version="1.0" encoding="utf-8"?>
<math xmlns="http://www.w3.org/1998/Math/MathML" display="block">
  <semantics>
    <mrow>
      <mrow>
        <mi>Y</mi>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Y = c_{0}+c_{1}x_{1}+c_{2}x_{2}+...+c_{k}x_{k}</annotation>
  </semantics>
</math>
</file>

<file path=Object 7/content.xml><?xml version="1.0" encoding="utf-8"?>
<math xmlns="http://www.w3.org/1998/Math/MathML" display="block">
  <semantics>
    <mrow>
      <msub>
        <mi>x</mi>
        <mn>1</mn>
      </msub>
      <mi>,</mi>
      <msub>
        <mi>x</mi>
        <mn>2</mn>
      </msub>
      <mi>,</mi>
      <mn>...</mn>
      <mi>,</mi>
      <msub>
        <mi>x</mi>
        <mi>k</mi>
      </msub>
    </mrow>
    <annotation encoding="StarMath 5.0">x_1 ,x_2 , ... , x_k</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 mathvariant="italic">logit</mi>
      <mrow>
        <mrow>
          <mo fence="true" stretchy="false">(</mo>
          <mrow>
            <mi>y</mi>
          </mrow>
          <mo fence="true" stretchy="false">)</mo>
        </mrow>
        <mo stretchy="false">=</mo>
        <mi>ln</mi>
      </mrow>
      <mrow>
        <mrow>
          <mo fence="true" stretchy="false">(</mo>
          <mrow>
            <mfrac>
              <mi>y</mi>
              <mrow>
                <mn>1</mn>
                <mo stretchy="false">−</mo>
                <mi>y</mi>
              </mrow>
            </mfrac>
          </mrow>
          <mo fence="true" stretchy="false">)</mo>
        </mrow>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logit(y) = ln({y} over {1-y} ) = c_{0}+c_{1}x_{1}+c_{2}x_{2}+...+c_{k}x_{k}</annotation>
  </semantics>
</math>
</file>